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.0555in" fo:text-indent="0in" style:auto-text-indent="false" fo:padding="0in" fo:border="none"/>
      <style:text-properties loext:padding="0in" loext:border="none"/>
    </style:style>
    <style:style style:name="P2" style:family="paragraph" style:parent-style-name="Heading_20_3">
      <style:paragraph-properties fo:margin-left="0in" fo:margin-right="0.0835in" fo:text-indent="0in" style:auto-text-indent="false" fo:padding="0in" fo:border="none"/>
      <style:text-properties loext:padding="0in" loext:border="none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in" fo:margin-right="0.0555in" fo:text-indent="0in" style:auto-text-indent="false"/>
    </style:style>
    <style:style style:name="P5" style:family="paragraph" style:parent-style-name="Standard">
      <style:paragraph-properties fo:margin-left="0in" fo:margin-right="0.0555in" fo:text-indent="0in" style:auto-text-indent="false"/>
      <style:text-properties loext:padding="0in" loext:border="none"/>
    </style:style>
    <style:style style:name="P6" style:family="paragraph" style:parent-style-name="Standard">
      <style:paragraph-properties fo:margin-left="0in" fo:margin-right="0in" fo:text-indent="0in" style:auto-text-indent="false"/>
      <style:text-properties loext:padding="0in" loext:border="none"/>
    </style:style>
    <style:style style:name="P7" style:family="paragraph" style:parent-style-name="Standard">
      <style:paragraph-properties fo:margin-left="0.0835in" fo:margin-right="0.111in" fo:text-indent="0in" style:auto-text-indent="false"/>
      <style:text-properties loext:padding="0in" loext:border="none"/>
    </style:style>
    <style:style style:name="P8" style:family="paragraph" style:parent-style-name="Standard">
      <style:text-properties loext:padding="0in" loext:border="none"/>
    </style:style>
    <style:style style:name="P9" style:family="paragraph" style:parent-style-name="Text_20_body">
      <style:paragraph-properties fo:margin-left="0in" fo:margin-right="0.0555in" fo:text-indent="0in" style:auto-text-indent="false"/>
    </style:style>
    <style:style style:name="P10" style:family="paragraph" style:parent-style-name="Text_20_body">
      <style:paragraph-properties fo:margin-left="0in" fo:margin-right="0.0555in" fo:margin-top="0in" fo:margin-bottom="0in" style:contextual-spacing="false" fo:text-indent="0in" style:auto-text-indent="false"/>
    </style:style>
    <style:style style:name="P11" style:family="paragraph" style:parent-style-name="Text_20_body">
      <style:paragraph-properties fo:margin-left="0in" fo:margin-right="0.0555in" fo:margin-top="0in" fo:margin-bottom="0in" style:contextual-spacing="false" fo:text-indent="0in" style:auto-text-indent="false"/>
      <style:text-properties loext:padding="0in" loext:border="none"/>
    </style:style>
    <style:style style:name="T1" style:family="text">
      <style:text-properties loext:padding="0in" loext:border="none"/>
    </style:style>
    <style:style style:name="Sect1" style:family="section">
      <style:section-properties fo:background-color="transparent" fo:margin-left="0in" fo:margin-right="0in" style:editable="false">
        <style:columns fo:column-count="1" fo:column-gap="0in"/>
        <style:background-image/>
      </style:section-properties>
    </style:style>
    <style:style style:name="Sect2" style:family="section">
      <style:section-properties fo:background-color="#212121" fo:margin-left="0in" fo:margin-right="0in" style:editable="false">
        <style:columns fo:column-count="1" fo:column-gap="0in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panels">
        <text:section text:style-name="Sect1" text:name="header">
          <text:p text:style-name="P3"/>
          <text:section text:style-name="Sect2" text:name="Section1">
            <text:p text:style-name="P3"><text:bookmark text:name="header"/></text:p>
            <text:section text:style-name="Sect1" text:name="title-container">
              <text:h text:style-name="P1" text:outline-level="2"><text:bookmark text:name="title"/>Transcript</text:h>
              <text:section text:style-name="Sect1" text:name="subtitle-complex">
                <text:p text:style-name="P9"><text:bookmark text:name="body"/></text:p>
              </text:section>
            </text:section>
          </text:section>
        </text:section>
        <text:section text:style-name="Sect1" text:name="content">
          <text:section text:style-name="Sect1" text:name="Section2">
            <text:section text:style-name="Sect1" text:name="Section4">
              <text:section text:style-name="Sect1" text:name="segments-container">
                <text:p text:style-name="P7">0:00</text:p>
                <text:p text:style-name="P8">Have you ever felt like something was missing in your spiritual journey? As if the connection between you and God was</text:p>
                <text:p text:style-name="P7">0:07</text:p>
                <text:p text:style-name="P8">faint or distant? Imagine discovering that the key to reigniting this connection lies in</text:p>
                <text:p text:style-name="P7">0:14</text:p>
                <text:p text:style-name="P8">something as simple yet profound as your words. What if the very words you speak</text:p>
                <text:p text:style-name="P7">0:20</text:p>
                <text:p text:style-name="P8">could invite the Holy Spirit into your life in ways you've never experienced before? Words hold extraordinary power.</text:p>
                <text:p text:style-name="P7">0:29</text:p>
                <text:p text:style-name="P8">They can comfort or wound, build up or tear down. The Bible reminds us in</text:p>
                <text:p text:style-name="P7">0:35</text:p>
                <text:p text:style-name="P8">Proverbs 18:21, "The tongue has the power of life and death, and those who</text:p>
                <text:p text:style-name="P7">0:40</text:p>
                <text:p text:style-name="P8">love it will eat its fruit. Every word we speak shapes not only our reality,</text:p>
                <text:p text:style-name="P7">0:46</text:p>
                <text:p text:style-name="P8">but also our spiritual atmosphere." But here's a question. What if some</text:p>
                <text:p text:style-name="P7">0:51</text:p>
                <text:p text:style-name="P8">specific words could open doors to divine encounters? What if your words could bring peace, clarity, and a</text:p>
                <text:p text:style-name="P7">0:59</text:p>
                <text:p text:style-name="P8">tangible sense of the Holy Spirit's presence into your daily life? This video isn't about magical incantations</text:p>
                <text:p text:style-name="P7">1:07</text:p>
                <text:p text:style-name="P8">or empty rituals. It's about the profound spiritual truth that our words,</text:p>
                <text:p text:style-name="P7">1:13</text:p>
                <text:p text:style-name="P8">when aligned with God's will, can transform us. As we explore the words</text:p>
                <text:p text:style-name="P7">1:18</text:p>
                <text:p text:style-name="P8">the Holy Spirit longs to hear, you'll discover how they can shift your perspective, deepen your faith, and</text:p>
                <text:p text:style-name="P7">1:25</text:p>
                <text:p text:style-name="P8">bring God's presence closer than ever before. Get ready to uncover the secrets of</text:p>
                <text:p text:style-name="P7">1:31</text:p>
                <text:p text:style-name="P8">divine communication. Secrets that have the potential to awaken your spirit and</text:p>
                <text:p text:style-name="P7">1:37</text:p>
                <text:p text:style-name="P8">allow the Holy Spirit to work powerfully in and through you. Stay with us as we</text:p>
                <text:p text:style-name="P7">1:42</text:p>
                <text:p text:style-name="P8">dive into this transformative journey, exploring how the right words spoken</text:p>
                <text:p text:style-name="P7">1:47</text:p>
                <text:p text:style-name="P8">with faith and sincerity can unlock the doors to God's miraculous presence. You</text:p>
                <text:p text:style-name="P7">1:53</text:p>
                <text:p text:style-name="P8">won't just hear about it, you'll feel it. Now, let's join Bible story</text:p>
                <text:p text:style-name="P7">1:58</text:p>
                <text:p text:style-name="P8">explorations to uncover today's story. 13 surprising ways the Holy Spirit can</text:p>
                <text:p text:style-name="P7"><text:soft-page-break/>2:06</text:p>
                <text:p text:style-name="P8">change your life. Have you ever felt the weight of life suddenly lift during a</text:p>
                <text:p text:style-name="P7">2:11</text:p>
                <text:p text:style-name="P8">moment of praise? Have you wondered why worship has the power to make the world's troubles fade away and bring</text:p>
                <text:p text:style-name="P7">2:18</text:p>
                <text:p text:style-name="P8">God's presence so close it feels tangible? Praise and worship are not just acts of</text:p>
                <text:p text:style-name="P7">2:25</text:p>
                <text:p text:style-name="P8">devotion. They are the keys to unlocking the atmosphere of heaven in our hearts</text:p>
                <text:p text:style-name="P7">2:30</text:p>
                <text:p text:style-name="P8">and lives. Psalm 22 declares, "Yet you are enthroned as the Holy One. You are</text:p>
                <text:p text:style-name="P7">2:36</text:p>
                <text:p text:style-name="P8">the one Israel praises. This profound truth reveals that God inhabits the</text:p>
                <text:p text:style-name="P7">2:42</text:p>
                <text:p text:style-name="P8">praises of his people. When we lift our voices in genuine adoration, we create a</text:p>
                <text:p text:style-name="P7">2:47</text:p>
                <text:p text:style-name="P8">throne for God in our midst, inviting his Holy Spirit to dwell among us.</text:p>
                <text:p text:style-name="P7">2:54</text:p>
                <text:p text:style-name="P8">Imagine those moments in church when everyone is united in song. Have you noticed how the burdens of daily life</text:p>
                <text:p text:style-name="P7">3:00</text:p>
                <text:p text:style-name="P8">seem to melt away, replaced by a sense of peace, joy, and hope? This is no</text:p>
                <text:p text:style-name="P7">3:07</text:p>
                <text:p text:style-name="P8">coincidence. Praise aligns our hearts with God's will and allows the Holy</text:p>
                <text:p text:style-name="P7">3:12</text:p>
                <text:p text:style-name="P8">Spirit to move freely in and through us. But worship is not confined to church walls. Consider the story of Paul and</text:p>
                <text:p text:style-name="P7">3:20</text:p>
                <text:p text:style-name="P8">Silas in Acts 16. Imprisoned, shackled, and surrounded by darkness. They chose</text:p>
                <text:p text:style-name="P7">3:26</text:p>
                <text:p text:style-name="P8">not to despair but to sing hymns to God. In that moment of worship, the</text:p>
                <text:p text:style-name="P7">3:31</text:p>
                <text:p text:style-name="P8">impossible happened. Suddenly, there was such a violent earthquake that the foundations of the prison were shaken.</text:p>
                <text:p text:style-name="P7">3:38</text:p>
                <text:p text:style-name="P8">At once, all the prison doors flew open and everyone's chains came loose. This</text:p>
                <text:p text:style-name="P7">3:44</text:p>
                <text:p text:style-name="P8">story reminds us that praise is not just an act of devotion. It is a spiritual weapon. When Paul and Silas praised God,</text:p>
                <text:p text:style-name="P7">3:52</text:p>
                <text:p text:style-name="P8">they didn't just change their circumstances, they changed the spiritual atmosphere.</text:p>
                <text:p text:style-name="P7">3:58</text:p>
                <text:p text:style-name="P8">Chains were broken, both physical and spiritual, and freedom was released, not just for them, but for everyone around</text:p>
                <text:p text:style-name="P7">4:05</text:p>
                <text:p text:style-name="P8">them. What if praise wasn't limited to Sunday mornings?</text:p>
                <text:p text:style-name="P7">4:11</text:p>
                <text:p text:style-name="P8">Imagine weaving worship into your daily routine while you're cooking, commuting,</text:p>
                <text:p text:style-name="P7">4:16</text:p>
                <text:p text:style-name="P8">or simply reflecting. How would your life change if you made space for God's presence in every moment? You don't need</text:p>
                <text:p text:style-name="P7">4:24</text:p>
                <text:p text:style-name="P8"><text:soft-page-break/>a choir or a stage to worship. A simple word of thanks, a heartfelt song, or</text:p>
                <text:p text:style-name="P7">4:30</text:p>
                <text:p text:style-name="P8">even a whispered prayer can transform your environment into holy ground. By</text:p>
                <text:p text:style-name="P7">4:35</text:p>
                <text:p text:style-name="P8">offering praise in everyday moments, you create a sanctuary where the Holy Spirit feels welcome. Think about how your</text:p>
                <text:p text:style-name="P7">4:42</text:p>
                <text:p text:style-name="P8">perspective shifts after even a brief time of worship. Worries fade. strength is renewed and you find hope where there</text:p>
                <text:p text:style-name="P7">4:49</text:p>
                <text:p text:style-name="P8">was none. This isn't just an emotional reaction. It's the Holy Spirit actively</text:p>
                <text:p text:style-name="P7">4:55</text:p>
                <text:p text:style-name="P8">working in you, reshaping your spirit and aligning you with God's purpose. Praise isn't just about lifting our</text:p>
                <text:p text:style-name="P7">5:02</text:p>
                <text:p text:style-name="P8">voices. It's about lifting our hearts. It's an act of surrender, acknowledging</text:p>
                <text:p text:style-name="P7">5:07</text:p>
                <text:p text:style-name="P8">that God is sovereign and worthy of our adoration. When we worship, we shift our</text:p>
                <text:p text:style-name="P7">5:12</text:p>
                <text:p text:style-name="P8">focus from our struggles to his greatness. Have you ever considered how praise invites the Holy Spirit to dwell</text:p>
                <text:p text:style-name="P7">5:20</text:p>
                <text:p text:style-name="P8">not just with us but within us? Praise clears the clutter of our hearts, making</text:p>
                <text:p text:style-name="P7">5:25</text:p>
                <text:p text:style-name="P8">room for God's presence. It is in this sacred space that the Holy Spirit can comfort, guide, and empower us. Reflect</text:p>
                <text:p text:style-name="P7">5:33</text:p>
                <text:p text:style-name="P8">on King Jehoshaphat's story in 2 Chronicles 20. Facing a vast army, he</text:p>
                <text:p text:style-name="P7">5:40</text:p>
                <text:p text:style-name="P8">didn't rely solely on military strength. Instead, he placed worshippers at the forefront of his army, singing, "Give</text:p>
                <text:p text:style-name="P7">5:47</text:p>
                <text:p text:style-name="P8">thanks to the Lord for his love endures forever." As they worshiped, God caused</text:p>
                <text:p text:style-name="P7">5:52</text:p>
                <text:p text:style-name="P8">confusion among their enemies, leading to a miraculous victory. Worship was their weapon and the Holy Spirit moved</text:p>
                <text:p text:style-name="P7">6:00</text:p>
                <text:p text:style-name="P8">powerfully because their hearts were aligned with God. This story teaches us that when we praise, we invite God to</text:p>
                <text:p text:style-name="P7">6:07</text:p>
                <text:p text:style-name="P8">fight our battles. Worship becomes a declaration of faith, a proclamation that we trust God to act even when the</text:p>
                <text:p text:style-name="P7">6:15</text:p>
                <text:p text:style-name="P8">odds are against us. What would happen if you made praise an integral part of</text:p>
                <text:p text:style-name="P7">6:20</text:p>
                <text:p text:style-name="P8">your life? Start small. Thank God for his blessings each morning. Sing a worship song on your way to work or</text:p>
                <text:p text:style-name="P7">6:27</text:p>
                <text:p text:style-name="P8">spend a few moments in silence meditating on his goodness. As you build this habit, you'll notice a change. Your</text:p>
                <text:p text:style-name="P7">6:35</text:p>
                <text:p text:style-name="P8"><text:soft-page-break/>heart will feel lighter, your mind clearer, and your spirit more connected to God. The Holy Spirit will begin to</text:p>
                <text:p text:style-name="P7">6:42</text:p>
                <text:p text:style-name="P8">move in ways you never imagined, bringing peace, clarity, and strength.</text:p>
                <text:p text:style-name="P7">6:48</text:p>
                <text:p text:style-name="P8">True worship isn't always easy. Like Paul and Silas, you may face situations that feel hopeless. But it's in those</text:p>
                <text:p text:style-name="P7">6:55</text:p>
                <text:p text:style-name="P8">moments that worship becomes most powerful. Choosing to praise God when life is hard is an act of profound</text:p>
                <text:p text:style-name="P7">7:02</text:p>
                <text:p text:style-name="P8">faith, one that invites the Holy Spirit to work miracles in your life. Are you</text:p>
                <text:p text:style-name="P7">7:07</text:p>
                <text:p text:style-name="P8">ready to embrace this challenge? Are you willing to praise God not just in joy,</text:p>
                <text:p text:style-name="P7">7:13</text:p>
                <text:p text:style-name="P8">but in pain, not just in abundance, but in need? The Holy Spirit is waiting to</text:p>
                <text:p text:style-name="P7">7:20</text:p>
                <text:p text:style-name="P8">respond, ready to fill your heart with his presence and power. Praise and</text:p>
                <text:p text:style-name="P7">7:25</text:p>
                <text:p text:style-name="P8">worship are more than acts of devotion. They are acts of transformation. They</text:p>
                <text:p text:style-name="P7">7:30</text:p>
                <text:p text:style-name="P8">break chains, lift burdens, and invite the Holy Spirit to dwell within us. As</text:p>
                <text:p text:style-name="P7">7:35</text:p>
                <text:p text:style-name="P8">you embrace the power of praise, you'll find that God's presence isn't something you have to search for. It's something</text:p>
                <text:p text:style-name="P7">7:42</text:p>
                <text:p text:style-name="P8">that surrounds you, sustains you, and empowers you every day.</text:p>
                <text:p text:style-name="P7">7:47</text:p>
                <text:p text:style-name="P8">So lift your voice, lift your heart, and let the Holy Spirit move through the</text:p>
                <text:p text:style-name="P7">7:52</text:p>
                <text:p text:style-name="P8">power of your praise. Let today be the day you choose to make worship a way of</text:p>
                <text:p text:style-name="P7">7:58</text:p>
                <text:p text:style-name="P8">life. Have you ever felt the weight of guilt pressing down on your heart, longing for relief, but not knowing</text:p>
                <text:p text:style-name="P7">8:04</text:p>
                <text:p text:style-name="P8">where to turn? What if the simple act of confession could unlock the chains of</text:p>
                <text:p text:style-name="P7">8:10</text:p>
                <text:p text:style-name="P8">guilt? Freeing your spirit and inviting the Holy Spirit to transform your life.</text:p>
                <text:p text:style-name="P7">8:15</text:p>
                <text:p text:style-name="P8">The Bible assures us in 1 John 1:9, "If we confess our sins, he is faithful and</text:p>
                <text:p text:style-name="P7">8:21</text:p>
                <text:p text:style-name="P8">just and will forgive us our sins and purify us from all unrighteousness."</text:p>
                <text:p text:style-name="P7">8:28</text:p>
                <text:p text:style-name="P8">This isn't just a promise. It's an invitation to step into God's grace and</text:p>
                <text:p text:style-name="P7">8:33</text:p>
                <text:p text:style-name="P8">experience the cleansing power of his forgiveness. Confession is more than admitting we've</text:p>
                <text:p text:style-name="P7">8:39</text:p>
                <text:p text:style-name="P8">done wrong. It's a powerful act of humility that opens the door for the Holy Spirit to work within us. Think</text:p>
                <text:p text:style-name="P7">8:47</text:p>
                <text:p text:style-name="P8">about the last time you sincerely confessed a mistake to God or to someone you trust. Didn't you feel lighter as if</text:p>
                <text:p text:style-name="P7"><text:soft-page-break/>8:55</text:p>
                <text:p text:style-name="P8">a heavy burden had been lifted? When we confess, we acknowledge our dependence</text:p>
                <text:p text:style-name="P7">9:01</text:p>
                <text:p text:style-name="P8">on God. This act of humility is deeply pleasing to the Holy Spirit who moves in</text:p>
                <text:p text:style-name="P7">9:06</text:p>
                <text:p text:style-name="P8">our hearts to bring healing, renewal, and peace. The story of King David is a profound</text:p>
                <text:p text:style-name="P7">9:13</text:p>
                <text:p text:style-name="P8">example of confession and its transformative power. After his sin with</text:p>
                <text:p text:style-name="P7">9:19</text:p>
                <text:p text:style-name="P8">Ba Sheba, David was confronted by the prophet Nathan. Instead of denying or</text:p>
                <text:p text:style-name="P7">9:24</text:p>
                <text:p text:style-name="P8">justifying his actions, David turned to God in heartfelt repentance, crying out</text:p>
                <text:p text:style-name="P7">9:29</text:p>
                <text:p text:style-name="P8">in Psalm 51, "Create in me a pure heart, oh God, and renew a steadfast spirit</text:p>
                <text:p text:style-name="P7">9:35</text:p>
                <text:p text:style-name="P8">within me." David's confession wasn't just about seeking forgiveness. It was about seeking restoration. He didn't</text:p>
                <text:p text:style-name="P7">9:42</text:p>
                <text:p text:style-name="P8">want to remain broken. He wanted to be made whole. And through his humility,</text:p>
                <text:p text:style-name="P7">9:48</text:p>
                <text:p text:style-name="P8">the Holy Spirit worked to renew David's spirit and restore his relationship with</text:p>
                <text:p text:style-name="P7">9:53</text:p>
                <text:p text:style-name="P8">God. This story reminds us that no matter how far we've fallen, God's mercy</text:p>
                <text:p text:style-name="P7">9:59</text:p>
                <text:p text:style-name="P8">is always greater. Confession paves the way for healing, allowing the Holy</text:p>
                <text:p text:style-name="P7">10:04</text:p>
                <text:p text:style-name="P8">Spirit to cleanse us and bring us closer to him. Confession isn't just a spiritual act. It has profound emotional</text:p>
                <text:p text:style-name="P7">10:12</text:p>
                <text:p text:style-name="P8">and psychological benefits. Carrying the weight of guilt can be exhausting, but the moment we confess, we release that</text:p>
                <text:p text:style-name="P7">10:19</text:p>
                <text:p text:style-name="P8">burden. James 5:16 says, "Therefore, confess your sins to each other and pray</text:p>
                <text:p text:style-name="P7">10:25</text:p>
                <text:p text:style-name="P8">for each other so that you may be healed." This verse highlights the communal aspect of confession. When we</text:p>
                <text:p text:style-name="P7">10:33</text:p>
                <text:p text:style-name="P8">share our struggles with trusted friends or spiritual mentors, we experience not</text:p>
                <text:p text:style-name="P7">10:38</text:p>
                <text:p text:style-name="P8">only God's forgiveness, but also the encouragement and support of others. Have you ever noticed how freeing it</text:p>
                <text:p text:style-name="P7">10:45</text:p>
                <text:p text:style-name="P8">feels to admit something that's been weighing on you? This isn't a coincidence. It's the Holy Spirit</text:p>
                <text:p text:style-name="P7">10:51</text:p>
                <text:p text:style-name="P8">working to bring you peace and renewal through your act of humility.</text:p>
                <text:p text:style-name="P7">10:57</text:p>
                <text:p text:style-name="P8">True confession goes handinhand with repentance. It's not just about admitting our sins, but about turning</text:p>
                <text:p text:style-name="P7">11:04</text:p>
                <text:p text:style-name="P8">away from them and seeking to align our lives with God's will. Repentance is a</text:p>
                <text:p text:style-name="P7">11:09</text:p>
                <text:p text:style-name="P8">shift of the heart, a decision to leave behind what separates us from God and</text:p>
                <text:p text:style-name="P7"><text:soft-page-break/>11:14</text:p>
                <text:p text:style-name="P8">walk in his ways. It's a declaration that we want to be transformed, not just</text:p>
                <text:p text:style-name="P7">11:20</text:p>
                <text:p text:style-name="P8">forgiven. And this transformation is only possible through the Holy Spirit.</text:p>
                <text:p text:style-name="P7">11:25</text:p>
                <text:p text:style-name="P8">Consider the parable of the prodigal son in Luke 15. When the son realized his</text:p>
                <text:p text:style-name="P7">11:32</text:p>
                <text:p text:style-name="P8">mistakes and returned to his father, he said, "Father, I have sinned against heaven and against you. I am no longer</text:p>
                <text:p text:style-name="P7">11:39</text:p>
                <text:p text:style-name="P8">worthy to be called your son." The father didn't respond with condemnation, but with open arms,</text:p>
                <text:p text:style-name="P7">11:46</text:p>
                <text:p text:style-name="P8">welcoming him back and celebrating his return. This is the heart of God toward</text:p>
                <text:p text:style-name="P7">11:52</text:p>
                <text:p text:style-name="P8">us. When we confess and repent, he welcomes us with grace, allowing the</text:p>
                <text:p text:style-name="P7">11:57</text:p>
                <text:p text:style-name="P8">Holy Spirit to restore and renew us. Have you ever felt trapped by your past</text:p>
                <text:p text:style-name="P7">12:03</text:p>
                <text:p text:style-name="P8">mistakes, as if they define who you are? Confession breaks those chains. It</text:p>
                <text:p text:style-name="P7">12:10</text:p>
                <text:p text:style-name="P8">reminds us that our identity isn't found in our failures, but in God's love and</text:p>
                <text:p text:style-name="P7">12:15</text:p>
                <text:p text:style-name="P8">forgiveness. By confessing, we align ourselves with God's truth that we are</text:p>
                <text:p text:style-name="P7">12:21</text:p>
                <text:p text:style-name="P8">his children, loved and forgiven. This truth empowers us to move forward in</text:p>
                <text:p text:style-name="P7">12:27</text:p>
                <text:p text:style-name="P8">freedom unburdened by guilt and shame. Take a moment to reflect on your own</text:p>
                <text:p text:style-name="P7">12:33</text:p>
                <text:p text:style-name="P8">life. Are there areas where you need to seek God's forgiveness? Are there</text:p>
                <text:p text:style-name="P7">12:38</text:p>
                <text:p text:style-name="P8">burdens you've been carrying that could be lifted through confession? The Holy Spirit longs to work in your heart, but</text:p>
                <text:p text:style-name="P7">12:46</text:p>
                <text:p text:style-name="P8">he waits for you to take the first step. Confession isn't about punishment. It's</text:p>
                <text:p text:style-name="P7">12:51</text:p>
                <text:p text:style-name="P8">about freedom. It's about stepping into the light and allowing God's grace to</text:p>
                <text:p text:style-name="P7">12:56</text:p>
                <text:p text:style-name="P8">transform you from within. Start with prayer. Ask the Holy Spirit</text:p>
                <text:p text:style-name="P7">13:01</text:p>
                <text:p text:style-name="P8">to reveal areas where you need to seek forgiveness. Be honest. Speak openly to God, holding</text:p>
                <text:p text:style-name="P7">13:08</text:p>
                <text:p text:style-name="P8">nothing back. He already knows your heart and he loves you still. Seek guidance. Share with a trusted mentor or</text:p>
                <text:p text:style-name="P7">13:15</text:p>
                <text:p text:style-name="P8">spiritual leader if you feel led. Their prayers and wisdom can support you in your journey. Turn toward God.</text:p>
                <text:p text:style-name="P7">13:23</text:p>
                <text:p text:style-name="P8">Confession isn't complete without repentance. Commit to walking in a new direction empowered by the Holy Spirit.</text:p>
                <text:p text:style-name="P7">13:31</text:p>
                <text:p text:style-name="P8">Confession and repentance are gifts, not burdens. They are opportunities to draw</text:p>
                <text:p text:style-name="P7">13:36</text:p>
                <text:p text:style-name="P8"><text:soft-page-break/>closer to God and experience his transformative power. As you open your</text:p>
                <text:p text:style-name="P7">13:41</text:p>
                <text:p text:style-name="P8">heart to him, the Holy Spirit will move in ways you never imagined, bringing</text:p>
                <text:p text:style-name="P7">13:46</text:p>
                <text:p text:style-name="P8">healing, peace, and renewal. Are you ready to let go of the past and step into the freedom God has for you? Begin</text:p>
                <text:p text:style-name="P7">13:54</text:p>
                <text:p text:style-name="P8">today by speaking words of confession and repentance and watch as the Holy Spirit fills your heart with his</text:p>
                <text:p text:style-name="P7">14:01</text:p>
                <text:p text:style-name="P8">presence. Have you ever paused in the middle of a difficult moment to thank</text:p>
                <text:p text:style-name="P7">14:06</text:p>
                <text:p text:style-name="P8">God for the blessings you still have? Gratitude isn't just a response to</text:p>
                <text:p text:style-name="P7">14:12</text:p>
                <text:p text:style-name="P8">life's joys. It's a powerful spiritual tool that can shift your perspective,</text:p>
                <text:p text:style-name="P7">14:17</text:p>
                <text:p text:style-name="P8">lift your spirit, and invite the Holy Spirit to dwell in your life like never before. The Bible teaches us in 1</text:p>
                <text:p text:style-name="P7">14:25</text:p>
                <text:p text:style-name="P8">Thessalonians 5:18, "Give thanks in all circumstances, for this is God's will</text:p>
                <text:p text:style-name="P7">14:31</text:p>
                <text:p text:style-name="P8">for you in Christ Jesus." Gratitude is not just a polite gesture.</text:p>
                <text:p text:style-name="P7">14:37</text:p>
                <text:p text:style-name="P8">It's an act of faith when we thank God even in the midst of trials. We acknowledge his sovereignty and trust in</text:p>
                <text:p text:style-name="P7">14:44</text:p>
                <text:p text:style-name="P8">his plans. Gratitude aligns our hearts with the Holy Spirit, opening the door for peace,</text:p>
                <text:p text:style-name="P7">14:52</text:p>
                <text:p text:style-name="P8">joy, and divine guidance. It shifts our focus from what we lack to what we've been given, reminding us of God's</text:p>
                <text:p text:style-name="P7">14:59</text:p>
                <text:p text:style-name="P8">unwavering goodness. Luke 17 tells the story of 10 lepers who were healed by</text:p>
                <text:p text:style-name="P7">15:04</text:p>
                <text:p text:style-name="P8">Jesus. All 10 received physical healing, but only one returned to express his</text:p>
                <text:p text:style-name="P7">15:10</text:p>
                <text:p text:style-name="P8">gratitude. Surprised, Jesus asked, "Were not all 10 cleansed? Where are the other</text:p>
                <text:p text:style-name="P7">15:16</text:p>
                <text:p text:style-name="P8">nine?" This grateful man didn't just receive physical healing. He received something far greater. Jesus said to</text:p>
                <text:p text:style-name="P7">15:24</text:p>
                <text:p text:style-name="P8">him, "Rise and go. Your faith has made you well." This moment reveals a</text:p>
                <text:p text:style-name="P7">15:30</text:p>
                <text:p text:style-name="P8">profound truth. Gratitude doesn't just acknowledge what God has done. It invites him to do even more. The one who</text:p>
                <text:p text:style-name="P7">15:38</text:p>
                <text:p text:style-name="P8">returned to give thanks received an additional blessing. a deeper restoration that went beyond the</text:p>
                <text:p text:style-name="P7">15:44</text:p>
                <text:p text:style-name="P8">physical. Have you ever wondered how many blessings we miss out on because we</text:p>
                <text:p text:style-name="P7">15:49</text:p>
                <text:p text:style-name="P8">forget to express gratitude? What if the simple act of thanking God could unlock miracles in your life? When</text:p>
                <text:p text:style-name="P7">15:56</text:p>
                <text:p text:style-name="P8"><text:soft-page-break/>we choose gratitude, we allow the Holy Spirit to renew our hearts and minds.</text:p>
                <text:p text:style-name="P7">16:02</text:p>
                <text:p text:style-name="P8">Modern psychology confirms what the Bible has always taught. Gratitude reduces stress, increases happiness, and</text:p>
                <text:p text:style-name="P7">16:10</text:p>
                <text:p text:style-name="P8">strengthens relationships. Think about it. How often do we let complaints dominate our conversations? What if we</text:p>
                <text:p text:style-name="P7">16:18</text:p>
                <text:p text:style-name="P8">replace those complaints with words of gratitude? Instead of focusing on what's</text:p>
                <text:p text:style-name="P7">16:23</text:p>
                <text:p text:style-name="P8">going wrong, we could focus on God's faithfulness, his provision, and his</text:p>
                <text:p text:style-name="P7">16:28</text:p>
                <text:p text:style-name="P8">love. Imagine starting your day with a prayer of thanksgiving. Thank you, Lord, for waking me up today. Thank you for</text:p>
                <text:p text:style-name="P7">16:35</text:p>
                <text:p text:style-name="P8">the gift of life, for the air I breathe, and for your constant presence in my</text:p>
                <text:p text:style-name="P7">16:41</text:p>
                <text:p text:style-name="P8">life. How might this simple practice change the course of your day? Consider</text:p>
                <text:p text:style-name="P7">16:47</text:p>
                <text:p text:style-name="P8">the story of Paul and Silas in Acts 16. Imprisoned and in chains, they chose to</text:p>
                <text:p text:style-name="P7">16:52</text:p>
                <text:p text:style-name="P8">sing hymns of praise. Their gratitude, even in the darkest of circumstances,</text:p>
                <text:p text:style-name="P7">16:58</text:p>
                <text:p text:style-name="P8">unleashed a divine intervention. Suddenly, there was such a violent earthquake that the foundations of the</text:p>
                <text:p text:style-name="P7">17:05</text:p>
                <text:p text:style-name="P8">prison were shaken. At once, all the prison doors flew open and everyone's</text:p>
                <text:p text:style-name="P7">17:10</text:p>
                <text:p text:style-name="P8">chains came loose. This isn't just a story of miraculous escape. It's a story</text:p>
                <text:p text:style-name="P7">17:16</text:p>
                <text:p text:style-name="P8">of gratitude's power to change spiritual atmospheres. Their praise didn't just</text:p>
                <text:p text:style-name="P7">17:22</text:p>
                <text:p text:style-name="P8">set them free, it brought freedom to everyone around them. How often do we underestimate the power of gratitude to</text:p>
                <text:p text:style-name="P7">17:29</text:p>
                <text:p text:style-name="P8">shift not only our circumstances but also the lives of those around us?</text:p>
                <text:p text:style-name="P7">17:35</text:p>
                <text:p text:style-name="P8">Gratitude doesn't always come naturally, especially in times of hardship. But</text:p>
                <text:p text:style-name="P7">17:40</text:p>
                <text:p text:style-name="P8">it's in those moments that gratitude becomes most powerful. Choosing to thank God in the middle of a storm is an act</text:p>
                <text:p text:style-name="P7">17:48</text:p>
                <text:p text:style-name="P8">of trust, a declaration that we believe in his goodness even when we can't see</text:p>
                <text:p text:style-name="P7">17:54</text:p>
                <text:p text:style-name="P8">the outcome. Start small. Each morning, list three</text:p>
                <text:p text:style-name="P7">17:59</text:p>
                <text:p text:style-name="P8">things you're thankful for. Keep a gratitude journal to document God's</text:p>
                <text:p text:style-name="P7">18:04</text:p>
                <text:p text:style-name="P8">faithfulness. Make a habit of thanking God aloud, even for the little things. A</text:p>
                <text:p text:style-name="P7">18:10</text:p>
                <text:p text:style-name="P8">meal, a kind word, or a moment of peace. Over time, you'll find that gratitude</text:p>
                <text:p text:style-name="P7">18:17</text:p>
                <text:p text:style-name="P8"><text:soft-page-break/>becomes second nature, transforming your heart and inviting the Holy Spirit to</text:p>
                <text:p text:style-name="P7">18:22</text:p>
                <text:p text:style-name="P8">work more deeply in your life. Imagine a woman who had lost everything. Her home,</text:p>
                <text:p text:style-name="P7">18:28</text:p>
                <text:p text:style-name="P8">her job, and her sense of stability. Instead of giving in to despair, she</text:p>
                <text:p text:style-name="P7">18:34</text:p>
                <text:p text:style-name="P8">began to thank God daily for the small things. The kindness of friends, the</text:p>
                <text:p text:style-name="P7">18:39</text:p>
                <text:p text:style-name="P8">beauty of nature, and the hope of a new beginning. Her gratitude didn't erase</text:p>
                <text:p text:style-name="P7">18:45</text:p>
                <text:p text:style-name="P8">her problems, but it gave her the strength to face them. Over time, doors</text:p>
                <text:p text:style-name="P7">18:50</text:p>
                <text:p text:style-name="P8">began to open. new opportunities, restored relationships, and an</text:p>
                <text:p text:style-name="P7">18:55</text:p>
                <text:p text:style-name="P8">unshakable peace. She would later testify that it was her decision to remain grateful that allowed the Holy</text:p>
                <text:p text:style-name="P7">19:02</text:p>
                <text:p text:style-name="P8">Spirit to guide her through the darkest season of her life. Gratitude isn't just</text:p>
                <text:p text:style-name="P7">19:09</text:p>
                <text:p text:style-name="P8">about what God has done. It's about who he is. It reminds us that no matter what</text:p>
                <text:p text:style-name="P7">19:15</text:p>
                <text:p text:style-name="P8">we face, God is good and his plans for us are full of hope and purpose. In</text:p>
                <text:p text:style-name="P7">19:22</text:p>
                <text:p text:style-name="P8">Revelation 7, we see a vision of believers from every nation standing before God's throne, crying out in</text:p>
                <text:p text:style-name="P7">19:29</text:p>
                <text:p text:style-name="P8">gratitude, salvation belongs to our God who sits on the throne and to the lamb.</text:p>
                <text:p text:style-name="P7">19:37</text:p>
                <text:p text:style-name="P8">This eternal scene reminds us that gratitude is not just for this life. It's a foretaste of the worship we'll</text:p>
                <text:p text:style-name="P7">19:43</text:p>
                <text:p text:style-name="P8">offer in heaven. Take a moment right now to thank God. Reflect on his faithfulness, his love, and his presence</text:p>
                <text:p text:style-name="P7">19:51</text:p>
                <text:p text:style-name="P8">in your life. No matter what you're facing, there's always something to be grateful for. Are you ready to make</text:p>
                <text:p text:style-name="P7">19:57</text:p>
                <text:p text:style-name="P8">gratitude a daily habit? Begin today and watch how the Holy Spirit transforms</text:p>
                <text:p text:style-name="P7">20:02</text:p>
                <text:p text:style-name="P8">your heart, your perspective, and your life. Gratitude is more than an act.</text:p>
                <text:p text:style-name="P7">20:08</text:p>
                <text:p text:style-name="P8">It's a lifestyle. It's a declaration that God is good, even when life is</text:p>
                <text:p text:style-name="P7">20:13</text:p>
                <text:p text:style-name="P8">hard. As you embrace this truth, you'll discover a joy that no circumstance can</text:p>
                <text:p text:style-name="P7">20:19</text:p>
                <text:p text:style-name="P8">take away and a peace that surpasses understanding. So, lift your voice in thanksgiving and</text:p>
                <text:p text:style-name="P7">20:26</text:p>
                <text:p text:style-name="P8">let the Holy Spirit fill your heart with his presence. Let today be the day you</text:p>
                <text:p text:style-name="P7">20:32</text:p>
                <text:p text:style-name="P8">choose gratitude. Have you ever faced a situation that seemed impossible? A moment when the</text:p>
                <text:p text:style-name="P7">20:39</text:p>
                <text:p text:style-name="P8"><text:soft-page-break/>weight of doubt pressed heavily on your heart and you wondered if God was still working on your behalf. Imagine if a</text:p>
                <text:p text:style-name="P7">20:47</text:p>
                <text:p text:style-name="P8">simple declaration of faith could not only change your circumstances but also</text:p>
                <text:p text:style-name="P7">20:52</text:p>
                <text:p text:style-name="P8">unleash God's power in your life. This is the transformative power of words</text:p>
                <text:p text:style-name="P7">20:57</text:p>
                <text:p text:style-name="P8">spoken in faith. Mark 11:23 reveals the extraordinary potential of faith. Truly</text:p>
                <text:p text:style-name="P7">21:05</text:p>
                <text:p text:style-name="P8">I tell you, if anyone says to this mountain, "Go throw yourself into the</text:p>
                <text:p text:style-name="P7">21:10</text:p>
                <text:p text:style-name="P8">sea," and does not doubt in their heart, but believes that what they say will happen, it will be done for them. Jesus</text:p>
                <text:p text:style-name="P7">21:18</text:p>
                <text:p text:style-name="P8">doesn't describe faith as a passive belief, but as an active declaration.</text:p>
                <text:p text:style-name="P7">21:24</text:p>
                <text:p text:style-name="P8">Faith is meant to be spoken, releasing God's power into situations that seem immovable. When you declare your faith</text:p>
                <text:p text:style-name="P7">21:31</text:p>
                <text:p text:style-name="P8">with conviction, you're aligning your words with God's will and opening the door for him to move in miraculous ways.</text:p>
                <text:p text:style-name="P7">21:41</text:p>
                <text:p text:style-name="P8">In Mark 5, we read the story of a woman who had suffered from a debilitating illness for 12 years. She had spent all</text:p>
                <text:p text:style-name="P7">21:48</text:p>
                <text:p text:style-name="P8">she had seeking a cure, but found no relief. Yet in her despair, she</text:p>
                <text:p text:style-name="P7">21:53</text:p>
                <text:p text:style-name="P8">declared, "If I just touch his clothes, I will be healed.</text:p>
                <text:p text:style-name="P7">22:00</text:p>
                <text:p text:style-name="P8">This simple yet powerful declaration of faith propelled her to action. She reached out, touched Jesus' garment, and</text:p>
                <text:p text:style-name="P7">22:07</text:p>
                <text:p text:style-name="P8">was instantly healed. Jesus turned to her and said, "Daughter, your faith has</text:p>
                <text:p text:style-name="P7">22:13</text:p>
                <text:p text:style-name="P8">healed you. Go in peace and be freed from your suffering."</text:p>
                <text:p text:style-name="P7">22:18</text:p>
                <text:p text:style-name="P8">This story shows us that faith, when spoken and acted upon, has the power to</text:p>
                <text:p text:style-name="P7">22:24</text:p>
                <text:p text:style-name="P8">transform even the most hopeless circumstances. Her words of faith weren't just wishful thinking. They were</text:p>
                <text:p text:style-name="P7">22:31</text:p>
                <text:p text:style-name="P8">a proclamation of trust in God's ability to do what seemed impossible.</text:p>
                <text:p text:style-name="P7">22:37</text:p>
                <text:p text:style-name="P8">Faith declarations are not just about changing your circumstances. They're about changing your perspective. When</text:p>
                <text:p text:style-name="P7">22:43</text:p>
                <text:p text:style-name="P8">you speak words of faith, you're choosing to focus on God's promises rather than your problems. Think about</text:p>
                <text:p text:style-name="P7">22:50</text:p>
                <text:p text:style-name="P8">David standing before Goliath. He didn't let fear dictate his words. Instead, he</text:p>
                <text:p text:style-name="P7">22:56</text:p>
                <text:p text:style-name="P8"><text:soft-page-break/>declared his faith boldly. You come against me with sword and spear and javelin, but I come against you in the</text:p>
                <text:p text:style-name="P7">23:03</text:p>
                <text:p text:style-name="P8">name of the Lord Almighty. David's words of faith reflected his</text:p>
                <text:p text:style-name="P7">23:08</text:p>
                <text:p text:style-name="P8">unwavering trust in God. And this trust led to a victory that seemed impossible.</text:p>
                <text:p text:style-name="P7">23:15</text:p>
                <text:p text:style-name="P8">What Goliath are you facing today? How might your words of faith change the</text:p>
                <text:p text:style-name="P7">23:20</text:p>
                <text:p text:style-name="P8">outcome? Ephesians 6:16 describes faith as a shield that extinguishes the</text:p>
                <text:p text:style-name="P7">23:26</text:p>
                <text:p text:style-name="P8">flaming arrows of the enemy. Doubt, fear, and discouragement are tools the</text:p>
                <text:p text:style-name="P7">23:32</text:p>
                <text:p text:style-name="P8">enemy uses to weaken our trust in God. But when we declare our faith, we</text:p>
                <text:p text:style-name="P7">23:38</text:p>
                <text:p text:style-name="P8">actively resist these attacks and stand firm in God's truth.</text:p>
                <text:p text:style-name="P7">23:43</text:p>
                <text:p text:style-name="P8">Consider the story of Abraham. Despite his old age and Sarah's baronness, he</text:p>
                <text:p text:style-name="P7">23:48</text:p>
                <text:p text:style-name="P8">held on to God's promise that he would become the father of many nations. Romans 4:20 says, "Yet he did not waver</text:p>
                <text:p text:style-name="P7">23:56</text:p>
                <text:p text:style-name="P8">through unbelief regarding the promise of God, but was strengthened in his faith and gave glory to God." Abraham's</text:p>
                <text:p text:style-name="P7">24:03</text:p>
                <text:p text:style-name="P8">words of faith didn't just reflect his trust in God. They strengthened him, allowing him to stand firm until the</text:p>
                <text:p text:style-name="P7">24:10</text:p>
                <text:p text:style-name="P8">promise was fulfilled. How often do we speak words of faith in</text:p>
                <text:p text:style-name="P7">24:15</text:p>
                <text:p text:style-name="P8">our daily lives? It's easy to declare faith in church, but what about in the</text:p>
                <text:p text:style-name="P7">24:21</text:p>
                <text:p text:style-name="P8">middle of a challenging situation? Imagine facing a financial struggle and</text:p>
                <text:p text:style-name="P7">24:26</text:p>
                <text:p text:style-name="P8">saying, "The Lord is my provider. He will supply all my needs." Or standing</text:p>
                <text:p text:style-name="P7">24:32</text:p>
                <text:p text:style-name="P8">in a hospital room and declaring, "By his stripes, we are healed."</text:p>
                <text:p text:style-name="P7">24:37</text:p>
                <text:p text:style-name="P8">These declarations are not empty words. They're acts of trust that invite the</text:p>
                <text:p text:style-name="P7">24:43</text:p>
                <text:p text:style-name="P8">Holy Spirit to work powerfully in your circumstances. Romans 10:17 tells us, "Faith comes from</text:p>
                <text:p text:style-name="P7">24:50</text:p>
                <text:p text:style-name="P8">hearing the message, and the message is heard through the word about Christ." When we declare God's promises, we're</text:p>
                <text:p text:style-name="P7">24:58</text:p>
                <text:p text:style-name="P8">not just building our own faith. We're building the faith of those around us.</text:p>
                <text:p text:style-name="P7">25:03</text:p>
                <text:p text:style-name="P8">Think about how your words of faith could inspire your family, friends, or</text:p>
                <text:p text:style-name="P7">25:08</text:p>
                <text:p text:style-name="P8">community. When others see you standing firm in God's promises, they're encouraged to trust him more deeply.</text:p>
                <text:p text:style-name="P7">25:16</text:p>
                <text:p text:style-name="P8"><text:soft-page-break/>Hebrews 11:1 reminds us, "Now faith is confidence in what we hope for and</text:p>
                <text:p text:style-name="P7">25:22</text:p>
                <text:p text:style-name="P8">assurance about what we do not see." Faith isn't about waiting for proof.</text:p>
                <text:p text:style-name="P7">25:27</text:p>
                <text:p text:style-name="P8">It's about trusting God's word, even when the evidence hasn't yet appeared. The story of the centurion in Matthew 8</text:p>
                <text:p text:style-name="P7">25:34</text:p>
                <text:p text:style-name="P8">illustrates this beautifully. He told Jesus, "Just say the word and my servant</text:p>
                <text:p text:style-name="P7">25:39</text:p>
                <text:p text:style-name="P8">will be healed." Jesus was amazed by his faith, saying, "Truly, I tell you, I have not found</text:p>
                <text:p text:style-name="P7">25:46</text:p>
                <text:p text:style-name="P8">anyone in Israel with such great faith." The centurion didn't need to see the</text:p>
                <text:p text:style-name="P7">25:51</text:p>
                <text:p text:style-name="P8">miracle to believe it. His faith in Jesus authority brought healing, proving that words spoken in faith carry</text:p>
                <text:p text:style-name="P7">25:58</text:p>
                <text:p text:style-name="P8">incredible power. Take a moment to reflect on your own words. Are they filled with doubt, fear, and negativity?</text:p>
                <text:p text:style-name="P7">26:05</text:p>
                <text:p text:style-name="P8">Or do they declare trust in God's promises? What would happen if you made a habit of speaking faith into every</text:p>
                <text:p text:style-name="P7">26:12</text:p>
                <text:p text:style-name="P8">area of your life? Start small. In moments of fear, declare, "The Lord is</text:p>
                <text:p text:style-name="P7">26:18</text:p>
                <text:p text:style-name="P8">my light and my salvation. Whom shall I fear?" In times of uncertainty,</text:p>
                <text:p text:style-name="P7">26:24</text:p>
                <text:p text:style-name="P8">proclaim, "God's plans for me are good to give me hope and a future." In the</text:p>
                <text:p text:style-name="P7">26:30</text:p>
                <text:p text:style-name="P8">face of challenges, remind yourself, I can do all things through Christ who strengthens me. As you declare these</text:p>
                <text:p text:style-name="P7">26:37</text:p>
                <text:p text:style-name="P8">truths, you'll notice a shift, not just in your circumstances, but in your heart. The Holy Spirit will begin to</text:p>
                <text:p text:style-name="P7">26:43</text:p>
                <text:p text:style-name="P8">work, strengthening your faith and aligning your perspective with God's promises. Words of faith are not just</text:p>
                <text:p text:style-name="P7">26:50</text:p>
                <text:p text:style-name="P8">words. They are declarations of trust in a God who never fails. As you speak</text:p>
                <text:p text:style-name="P7">26:56</text:p>
                <text:p text:style-name="P8">these words, you invite the Holy Spirit to move in ways that go beyond what you</text:p>
                <text:p text:style-name="P7">27:01</text:p>
                <text:p text:style-name="P8">could imagine. Are you ready to speak life, hope, and faith into your situation? Let today be the day you</text:p>
                <text:p text:style-name="P7">27:09</text:p>
                <text:p text:style-name="P8">declare God's promises with confidence, knowing that he is faithful to fulfill</text:p>
                <text:p text:style-name="P7">27:16</text:p>
                <text:p text:style-name="P8">them. Have you ever experienced the quiet yet overwhelming peace that comes</text:p>
                <text:p text:style-name="P7">27:21</text:p>
                <text:p text:style-name="P8">from heartfelt prayer? or seeing the lives of others transformed through intercession.</text:p>
                <text:p text:style-name="P7">27:27</text:p>
                <text:p text:style-name="P8">Prayer isn't just a routine. It's an intimate connection with God, a lifeline</text:p>
                <text:p text:style-name="P7">27:33</text:p>
                <text:p text:style-name="P8"><text:soft-page-break/>to divine power that can change everything. Prayer is far more than a religious practice. It's a conversation</text:p>
                <text:p text:style-name="P7">27:41</text:p>
                <text:p text:style-name="P8">with the creator of the universe. Romans 8:26 reveals, "In the same way, the</text:p>
                <text:p text:style-name="P7">27:47</text:p>
                <text:p text:style-name="P8">spirit helps us in our weakness. We do not know what we ought to pray for, but the spirit himself intercedes for us</text:p>
                <text:p text:style-name="P7">27:54</text:p>
                <text:p text:style-name="P8">through wordless groans. This verse reminds us that even when we don't have</text:p>
                <text:p text:style-name="P7">27:59</text:p>
                <text:p text:style-name="P8">the words, the Holy Spirit steps in, translating the cries of our hearts into prayers that reach the throne of God.</text:p>
                <text:p text:style-name="P7">28:07</text:p>
                <text:p text:style-name="P8">Have you ever felt lost for words during prayer? In those moments, the Holy Spirit intercedes, bringing your deepest</text:p>
                <text:p text:style-name="P7">28:14</text:p>
                <text:p text:style-name="P8">needs before the Father. Throughout his earthly ministry, Jesus demonstrated the</text:p>
                <text:p text:style-name="P7">28:19</text:p>
                <text:p text:style-name="P8">importance of prayer. Luke 5:16 tells us, "But Jesus often withdrew to lonely</text:p>
                <text:p text:style-name="P7">28:24</text:p>
                <text:p text:style-name="P8">places and prayed. Even the son of God, who held all power, made time to connect</text:p>
                <text:p text:style-name="P7">28:31</text:p>
                <text:p text:style-name="P8">with the Father in prayer. Before performing miracles, making decisions, or facing challenges, Jesus prayed. His</text:p>
                <text:p text:style-name="P7">28:39</text:p>
                <text:p text:style-name="P8">prayers weren't just about asking. They were about aligning with the father's will and drawing strength from his</text:p>
                <text:p text:style-name="P7">28:45</text:p>
                <text:p text:style-name="P8">presence. Consider the garden of Gethsemane. Facing the weight of the cross, Jesus prayed, "Father, if you are</text:p>
                <text:p text:style-name="P7">28:53</text:p>
                <text:p text:style-name="P8">willing, take this cup from me. Yet not my will, but yours be done." Luke 22:42.</text:p>
                <text:p text:style-name="P7">29:03</text:p>
                <text:p text:style-name="P8">This moment of vulnerability and surrender reminds us that prayer is not about bending God's will to ours, but</text:p>
                <text:p text:style-name="P7">29:10</text:p>
                <text:p text:style-name="P8">aligning our hearts with his perfect plan. Intercession, praying on behalf of</text:p>
                <text:p text:style-name="P7">29:16</text:p>
                <text:p text:style-name="P8">others, is a profound act of love and faith. Moses provides a powerful example</text:p>
                <text:p text:style-name="P7">29:23</text:p>
                <text:p text:style-name="P8">of intercession in Exodus 32. After the Israelites sinned by worshiping the</text:p>
                <text:p text:style-name="P7">29:29</text:p>
                <text:p text:style-name="P8">golden calf, God's anger burned against them. But Moses pleaded on their behalf,</text:p>
                <text:p text:style-name="P7">29:35</text:p>
                <text:p text:style-name="P8">saying, "Turn from your fierce anger. Relent and do not bring disaster on your</text:p>
                <text:p text:style-name="P7">29:41</text:p>
                <text:p text:style-name="P8">people." God responded to Moses's prayer, sparing the Israelites and giving them another</text:p>
                <text:p text:style-name="P7">29:47</text:p>
                <text:p text:style-name="P8">chance. This story demonstrates the power of intercession to bring about mercy and transformation.</text:p>
                <text:p text:style-name="P7">29:55</text:p>
                <text:p text:style-name="P8">Have you ever interceded for someone, a friend, a family member, or even a</text:p>
                <text:p text:style-name="P7">30:00</text:p>
                <text:p text:style-name="P8"><text:soft-page-break/>stranger? Perhaps you've seen a breakthrough in their life that you couldn't explain. That's the power of</text:p>
                <text:p text:style-name="P7">30:07</text:p>
                <text:p text:style-name="P8">intercession guided by the Holy Spirit. Prayer isn't just a connection with God.</text:p>
                <text:p text:style-name="P7">30:13</text:p>
                <text:p text:style-name="P8">It's a weapon in the battle against darkness. Ephesians 6:18 urges us and</text:p>
                <text:p text:style-name="P7">30:19</text:p>
                <text:p text:style-name="P8">pray in the spirit on all occasions with all kinds of prayers and requests. With this in mind, be alert and always keep</text:p>
                <text:p text:style-name="P7">30:26</text:p>
                <text:p text:style-name="P8">on praying for all the Lord's people. In spiritual warfare, prayer becomes our</text:p>
                <text:p text:style-name="P7">30:32</text:p>
                <text:p text:style-name="P8">shield, our sword, and our strategy. When we pray, we align ourselves with</text:p>
                <text:p text:style-name="P7">30:37</text:p>
                <text:p text:style-name="P8">God's power, resisting the enemy, and declaring victory in Christ's name. Think about the walls of Jericho in</text:p>
                <text:p text:style-name="P7">30:44</text:p>
                <text:p text:style-name="P8">Joshua 6. The Israelites didn't bring them down with weapons or force. They</text:p>
                <text:p text:style-name="P7">30:50</text:p>
                <text:p text:style-name="P8">brought them down with obedience, faith, and prayerful worship. Their prayers</text:p>
                <text:p text:style-name="P7">30:56</text:p>
                <text:p text:style-name="P8">combined with God's power achieved the impossible. Have you ever felt a sudden urge to pray</text:p>
                <text:p text:style-name="P7">31:03</text:p>
                <text:p text:style-name="P8">for someone without knowing why? This is often the Holy Spirit prompting you to</text:p>
                <text:p text:style-name="P7">31:09</text:p>
                <text:p text:style-name="P8">intercede. The Spirit knows the needs of others even when we don't, guiding our prayers</text:p>
                <text:p text:style-name="P7">31:15</text:p>
                <text:p text:style-name="P8">to align with God's will. When we pray under the Spirit's guidance, we move</text:p>
                <text:p text:style-name="P7">31:20</text:p>
                <text:p text:style-name="P8">beyond our limited understanding and tap into the infinite wisdom of God. These</text:p>
                <text:p text:style-name="P7">31:26</text:p>
                <text:p text:style-name="P8">spirit-led prayers carry extraordinary power, bringing healing, peace, and</text:p>
                <text:p text:style-name="P7">31:32</text:p>
                <text:p text:style-name="P8">breakthrough. In the busyiness of life, it's easy to let prayer take a backseat.</text:p>
                <text:p text:style-name="P7">31:38</text:p>
                <text:p text:style-name="P8">But what would happen if you made it a priority? Set aside time each day to connect with God. Whether in the morning</text:p>
                <text:p text:style-name="P7">31:45</text:p>
                <text:p text:style-name="P8">before your day begins or in the quiet moments before bed. Start with a simple</text:p>
                <text:p text:style-name="P7">31:50</text:p>
                <text:p text:style-name="P8">prayer. Lord, thank you for your love and presence. Guide me today and use me</text:p>
                <text:p text:style-name="P7">31:56</text:p>
                <text:p text:style-name="P8">for your glory. Over time, you'll notice a shift in your spirit. You'll feel more</text:p>
                <text:p text:style-name="P7">32:01</text:p>
                <text:p text:style-name="P8">connected to God, more at peace, and more confident in his plans for your life. Be consistent. Create a daily</text:p>
                <text:p text:style-name="P7">32:08</text:p>
                <text:p text:style-name="P8">routine for prayer. Even a few minutes of focused prayer can make a difference.</text:p>
                <text:p text:style-name="P7">32:13</text:p>
                <text:p text:style-name="P8">Pray with scripture. Use God's word as a foundation for your prayers, aligning your heart with his promises.</text:p>
                <text:p text:style-name="P7">32:21</text:p>
                <text:p text:style-name="P8"><text:soft-page-break/>Journal your prayers. Write down your prayers and revisit them to see how God has answered. Incorporate worship. Begin</text:p>
                <text:p text:style-name="P7">32:29</text:p>
                <text:p text:style-name="P8">your prayer time with praise, inviting the Holy Spirit to fill your heart. Pray</text:p>
                <text:p text:style-name="P7">32:34</text:p>
                <text:p text:style-name="P8">for others. Dedicate time to intercede for friends, family, and even those you</text:p>
                <text:p text:style-name="P7">32:40</text:p>
                <text:p text:style-name="P8">may not know personally. Imagine a world where every believer committed to daily</text:p>
                <text:p text:style-name="P7">32:45</text:p>
                <text:p text:style-name="P8">prayer and intercession. How might your community change if you dedicated time</text:p>
                <text:p text:style-name="P7">32:50</text:p>
                <text:p text:style-name="P8">each day to pray for others? Prayer is not just a personal practice. It's a</text:p>
                <text:p text:style-name="P7">32:56</text:p>
                <text:p text:style-name="P8">communal gift that strengthens the body of Christ. By lifting others in prayer,</text:p>
                <text:p text:style-name="P7">33:01</text:p>
                <text:p text:style-name="P8">you become a vessel for the Holy Spirit to work miracles in their lives and yours.</text:p>
                <text:p text:style-name="P7">33:08</text:p>
                <text:p text:style-name="P8">Consider the story of Hannah in 1 Samuel. Childless and deeply grieved,</text:p>
                <text:p text:style-name="P7">33:13</text:p>
                <text:p text:style-name="P8">she poured out her heart to God in prayer, saying, "Lord Almighty, if you will only look on your servants misery</text:p>
                <text:p text:style-name="P7">33:21</text:p>
                <text:p text:style-name="P8">and remember me." Her heartfelt prayer didn't go unnoticed. God answered her,</text:p>
                <text:p text:style-name="P7">33:27</text:p>
                <text:p text:style-name="P8">blessing her with a son, Samuel, who became a great prophet. Hannah's story</text:p>
                <text:p text:style-name="P7">33:32</text:p>
                <text:p text:style-name="P8">reminds us that God hears our prayers, even the ones whispered in the depths of despair. Prayer is the heartbeat of</text:p>
                <text:p text:style-name="P7">33:40</text:p>
                <text:p text:style-name="P8">faith. It connects us to God, empowers us to face life's challenges, and allows</text:p>
                <text:p text:style-name="P7">33:46</text:p>
                <text:p text:style-name="P8">us to partner with the Holy Spirit in transforming the world. Are you ready to deepen your prayer life and experience</text:p>
                <text:p text:style-name="P7">33:53</text:p>
                <text:p text:style-name="P8">the power of intercession? Start today. Set aside time to pray. Invite the Holy</text:p>
                <text:p text:style-name="P7">33:59</text:p>
                <text:p text:style-name="P8">Spirit to guide your words and watch as God moves in ways you never imagined.</text:p>
                <text:p text:style-name="P7">34:05</text:p>
                <text:p text:style-name="P8">Through prayer, you can bring heaven to earth, align your heart with God's will,</text:p>
                <text:p text:style-name="P7">34:10</text:p>
                <text:p text:style-name="P8">and witness miracles unfold. Let today be the day you choose to embrace the</text:p>
                <text:p text:style-name="P7">34:16</text:p>
                <text:p text:style-name="P8">lifechanging power of prayer. Have you ever been on the receiving end of a kind</text:p>
                <text:p text:style-name="P7">34:21</text:p>
                <text:p text:style-name="P8">word that changed your entire day? Imagine if your words could do the same</text:p>
                <text:p text:style-name="P7">34:26</text:p>
                <text:p text:style-name="P8">for someone else. Lifting spirits, restoring hope, and reflecting God's</text:p>
                <text:p text:style-name="P7">34:31</text:p>
                <text:p text:style-name="P8">love. Encouragement isn't just nice. It's a spiritual act that invites the</text:p>
                <text:p text:style-name="P7">34:36</text:p>
                <text:p text:style-name="P8">Holy Spirit to work powerfully through you. The Bible teaches us in Proverbs 12:25, "Anxiety weighs down the heart,</text:p>
                <text:p text:style-name="P7"><text:soft-page-break/>34:45</text:p>
                <text:p text:style-name="P8">but a kind word cheers it up." Encouragement isn't just about being polite or uplifting. It's about speaking</text:p>
                <text:p text:style-name="P7">34:53</text:p>
                <text:p text:style-name="P8">life into someone's heart, pointing them toward hope and affirming their worth in</text:p>
                <text:p text:style-name="P7">34:58</text:p>
                <text:p text:style-name="P8">God's eyes. It's a way to partner with the Holy Spirit in transforming despair</text:p>
                <text:p text:style-name="P7">35:04</text:p>
                <text:p text:style-name="P8">into joy and confusion into clarity. Have you ever experienced the</text:p>
                <text:p text:style-name="P7">35:10</text:p>
                <text:p text:style-name="P8">transformative power of encouragement? Maybe it came at just the right moment when you needed it most. That's the</text:p>
                <text:p text:style-name="P7">35:17</text:p>
                <text:p text:style-name="P8">power of spiritfilled words bringing light into even the darkest situations.</text:p>
                <text:p text:style-name="P7">35:22</text:p>
                <text:p text:style-name="P8">In the early church, Barnabas was known as the son of encouragement. His words</text:p>
                <text:p text:style-name="P7">35:28</text:p>
                <text:p text:style-name="P8">and actions built others up strengthening the fledgling Christian community. In Acts 11, when Barnabas</text:p>
                <text:p text:style-name="P7">35:36</text:p>
                <text:p text:style-name="P8">arrived in Antioch and saw the grace of God at work, he encouraged the new believers to remain true to the Lord</text:p>
                <text:p text:style-name="P7">35:43</text:p>
                <text:p text:style-name="P8">with all their hearts. His encouragement didn't just lift their spirits, it</text:p>
                <text:p text:style-name="P7">35:48</text:p>
                <text:p text:style-name="P8">strengthened their faith, helping the church grow. Barnabas's legacy reminds us that</text:p>
                <text:p text:style-name="P7">35:55</text:p>
                <text:p text:style-name="P8">encouragement isn't just about individual moments. It's about creating a ripple effect that transforms lives</text:p>
                <text:p text:style-name="P7">36:03</text:p>
                <text:p text:style-name="P8">and strengthens communities. The Apostle Paul was a master</text:p>
                <text:p text:style-name="P7">36:08</text:p>
                <text:p text:style-name="P8">encourager, often writing letters to strengthen and uplift fellow believers.</text:p>
                <text:p text:style-name="P7">36:14</text:p>
                <text:p text:style-name="P8">To Timothy, his young protetéé, Paul wrote, "For the spirit God gave us does</text:p>
                <text:p text:style-name="P7">36:20</text:p>
                <text:p text:style-name="P8">not make us timid, but gives us power, love, and self-discipline."</text:p>
                <text:p text:style-name="P7">36:26</text:p>
                <text:p text:style-name="P8">2 Timothy 1:7. Paul's words were a lifeline for Timothy, reminding him of</text:p>
                <text:p text:style-name="P7">36:31</text:p>
                <text:p text:style-name="P8">his calling and the power of the Holy Spirit within him. Have you considered how your words might remind someone of</text:p>
                <text:p text:style-name="P7">36:38</text:p>
                <text:p text:style-name="P8">their God-given purpose and potential? Encouragement isn't just about saying</text:p>
                <text:p text:style-name="P7">36:44</text:p>
                <text:p text:style-name="P8">nice things. It's about speaking life. In 1 Thessalonians 5:11, Paul exhorts</text:p>
                <text:p text:style-name="P7">36:50</text:p>
                <text:p text:style-name="P8">believers, "Therefore, encourage one another and build each other up just as in fact you are doing." When we</text:p>
                <text:p text:style-name="P7">36:57</text:p>
                <text:p text:style-name="P8">encourage others, we reflect the heart of God who always sees our potential and offers us hope. Encouragement helps</text:p>
                <text:p text:style-name="P7"><text:soft-page-break/>37:04</text:p>
                <text:p text:style-name="P8">others see themselves through God's eyes, restoring their confidence and faith. The enemy often uses</text:p>
                <text:p text:style-name="P7">37:11</text:p>
                <text:p text:style-name="P8">discouragement to weaken our faith, isolate us, and seow doubt. But words of</text:p>
                <text:p text:style-name="P7">37:16</text:p>
                <text:p text:style-name="P8">encouragement can counter these attacks, bringing hope, and reminding others of God's promises. Think about the story of</text:p>
                <text:p text:style-name="P7">37:23</text:p>
                <text:p text:style-name="P8">Elijah in First Kings 19. After a great victory, Elijah felt defeated and alone.</text:p>
                <text:p text:style-name="P7">37:31</text:p>
                <text:p text:style-name="P8">He even prayed to die. But God sent an angel to encourage him, providing food,</text:p>
                <text:p text:style-name="P7">37:37</text:p>
                <text:p text:style-name="P8">rest, and the assurance that he wasn't alone. Have you ever been like Elijah, needing someone to remind you of God's</text:p>
                <text:p text:style-name="P7">37:44</text:p>
                <text:p text:style-name="P8">presence and purpose? Or have you been the angel sent to speak life into someone else's despair?</text:p>
                <text:p text:style-name="P7">37:51</text:p>
                <text:p text:style-name="P8">Encouragement doesn't have to be complicated. Here are some simple ways to make it a part of your daily life.</text:p>
                <text:p text:style-name="P7">37:59</text:p>
                <text:p text:style-name="P8">Start with scripture. Share a Bible verse that speaks to someone's situation. For example, the Lord is</text:p>
                <text:p text:style-name="P7">38:05</text:p>
                <text:p text:style-name="P8">close to the brokenhearted and saves those who are crushed in spirit. Psalm 34:18.</text:p>
                <text:p text:style-name="P7">38:12</text:p>
                <text:p text:style-name="P8">Speak words of affirmation. Acknowledge someone's strengths or efforts, saying, "I see how hard you're working, and I</text:p>
                <text:p text:style-name="P7">38:20</text:p>
                <text:p text:style-name="P8">know God is using you in amazing ways." Be a listening ear.</text:p>
                <text:p text:style-name="P7">38:26</text:p>
                <text:p text:style-name="P8">Sometimes encouragement isn't about what you say, but about being present and listening with empathy. Pray for them.</text:p>
                <text:p text:style-name="P7">38:34</text:p>
                <text:p text:style-name="P8">Let someone know you're praying for them. And even better, pray with them in the moment.</text:p>
                <text:p text:style-name="P7">38:40</text:p>
                <text:p text:style-name="P8">Encouragement doesn't just impact the person who receives it. It creates a ripple effect that can transform entire</text:p>
                <text:p text:style-name="P7">38:47</text:p>
                <text:p text:style-name="P8">communities. Imagine a church, a family, or a workplace where words of encouragement</text:p>
                <text:p text:style-name="P7">38:54</text:p>
                <text:p text:style-name="P8">flow freely. In a world filled with criticism and negativity, encouragement</text:p>
                <text:p text:style-name="P7">38:59</text:p>
                <text:p text:style-name="P8">stands out as a powerful testimony to God's love. Each word you speak has the</text:p>
                <text:p text:style-name="P7">39:05</text:p>
                <text:p text:style-name="P8">potential to inspire someone to keep going, trust God, and pursue their calling. Think about your own life. Is</text:p>
                <text:p text:style-name="P7">39:12</text:p>
                <text:p text:style-name="P8">there someone who could use a word of encouragement today? A friend going through a tough time, a co-orker feeling</text:p>
                <text:p text:style-name="P7">39:19</text:p>
                <text:p text:style-name="P8">overwhelmed, or even a family member who's struggling with doubt. Take a</text:p>
                <text:p text:style-name="P7">39:25</text:p>
                <text:p text:style-name="P8"><text:soft-page-break/>moment to reach out to them. Send a text, make a call, or simply say, "I'm</text:p>
                <text:p text:style-name="P7">39:30</text:p>
                <text:p text:style-name="P8">proud of you. I see God's work in your life, and I know he has great plans for you."</text:p>
                <text:p text:style-name="P7">39:36</text:p>
                <text:p text:style-name="P8">Encouragement isn't just for this life. It's an eternal investment. Every time</text:p>
                <text:p text:style-name="P7">39:42</text:p>
                <text:p text:style-name="P8">you uplift someone, you're planting seeds of hope and faith that can bear fruit for generations. Hebrews 10:24-25</text:p>
                <text:p text:style-name="P7">39:50</text:p>
                <text:p text:style-name="P8">reminds us, "And let us consider how we may spur one another on toward love and good deeds, not giving up meeting</text:p>
                <text:p text:style-name="P7">39:56</text:p>
                <text:p text:style-name="P8">together, as some are in the habit of doing, but encouraging one another. And all the more as you see the day</text:p>
                <text:p text:style-name="P7">40:04</text:p>
                <text:p text:style-name="P8">approaching." Encouragement is one of the simplest yet</text:p>
                <text:p text:style-name="P7">40:10</text:p>
                <text:p text:style-name="P8">most powerful ways to reflect God's love in a broken world. Your words have the</text:p>
                <text:p text:style-name="P7">40:16</text:p>
                <text:p text:style-name="P8">power to heal, restore, and inspire. Are you ready to let the Holy Spirit use</text:p>
                <text:p text:style-name="P7">40:21</text:p>
                <text:p text:style-name="P8">your words to bring hope and transformation? Begin today. Speak life, lift others,</text:p>
                <text:p text:style-name="P7">40:28</text:p>
                <text:p text:style-name="P8">and watch as God works through you to change hearts and lives. Encouragement isn't just a gift you give. It's a gift</text:p>
                <text:p text:style-name="P7">40:35</text:p>
                <text:p text:style-name="P8">that comes back to you, filling your own heart with joy and peace. Be the voice</text:p>
                <text:p text:style-name="P7">40:41</text:p>
                <text:p text:style-name="P8">of hope someone needs today. Have you ever carried the heavy burden of</text:p>
                <text:p text:style-name="P7">40:46</text:p>
                <text:p text:style-name="P8">resentment or felt the sting of guilt from an unresolved wrong? Imagine the</text:p>
                <text:p text:style-name="P7">40:52</text:p>
                <text:p text:style-name="P8">peace and freedom that could come from one powerful act. Forgiveness.</text:p>
                <text:p text:style-name="P7">40:57</text:p>
                <text:p text:style-name="P8">Forgiveness is not just a release for others. It's a gift that transforms our</text:p>
                <text:p text:style-name="P7">41:02</text:p>
                <text:p text:style-name="P8">own hearts and allows the Holy Spirit to work within us. Jesus taught us the</text:p>
                <text:p text:style-name="P7">41:08</text:p>
                <text:p text:style-name="P8">importance of forgiveness in Matthew 6:14:15. For if you forgive other people when</text:p>
                <text:p text:style-name="P7">41:14</text:p>
                <text:p text:style-name="P8">they sin against you, your heavenly Father will also forgive you. But if you do not forgive others their sins, your</text:p>
                <text:p text:style-name="P7">41:21</text:p>
                <text:p text:style-name="P8">Father will not forgive your sins. Forgiveness is not optional in the</text:p>
                <text:p text:style-name="P7">41:27</text:p>
                <text:p text:style-name="P8">Christian life. It's a command that reflects God's own mercy toward us. When</text:p>
                <text:p text:style-name="P7">41:32</text:p>
                <text:p text:style-name="P8">we forgive, we mirror his love and open the door for the Holy Spirit to bring healing, restoration, and peace.</text:p>
                <text:p text:style-name="P7">41:41</text:p>
                <text:p text:style-name="P8">One of the most powerful examples of forgiveness in the Bible is the story of Joseph. Betrayed by his brothers and</text:p>
                <text:p text:style-name="P7"><text:soft-page-break/>41:48</text:p>
                <text:p text:style-name="P8">sold into slavery, Joseph endured years of suffering and separation.</text:p>
                <text:p text:style-name="P7">41:54</text:p>
                <text:p text:style-name="P8">Yet, when he was reunited with his brothers, he didn't seek revenge.</text:p>
                <text:p text:style-name="P7">42:00</text:p>
                <text:p text:style-name="P8">Instead, he said, "You intended to harm me, but God intended it for good to</text:p>
                <text:p text:style-name="P7">42:06</text:p>
                <text:p text:style-name="P8">accomplish what is now being done, the saving of many lives."</text:p>
                <text:p text:style-name="P7">42:11</text:p>
                <text:p text:style-name="P8">Genesis 50:20. Joseph's forgiveness didn't just free</text:p>
                <text:p text:style-name="P7">42:16</text:p>
                <text:p text:style-name="P8">him from bitterness, it restored his family and fulfilled God's greater plan.</text:p>
                <text:p text:style-name="P7">42:22</text:p>
                <text:p text:style-name="P8">Have you ever considered how your forgiveness could be the key to unlocking God's purposes, not just in</text:p>
                <text:p text:style-name="P7">42:28</text:p>
                <text:p text:style-name="P8">your life, but in the lives of others? Holding on to unforgiveness is like</text:p>
                <text:p text:style-name="P7">42:34</text:p>
                <text:p text:style-name="P8">carrying a weight that grows heavier with time. It not only affects our relationships with others, but also</text:p>
                <text:p text:style-name="P7">42:41</text:p>
                <text:p text:style-name="P8">hinders our relationship with God. When we choose to forgive, we're not excusing</text:p>
                <text:p text:style-name="P7">42:47</text:p>
                <text:p text:style-name="P8">wrongdoing. We're releasing the hold it has on our hearts. Ephesians 4:32 reminds us, "Be kind and</text:p>
                <text:p text:style-name="P7">42:55</text:p>
                <text:p text:style-name="P8">compassionate to one another, forgiving each other, just as in Christ, God forgave you." Forgiveness is a</text:p>
                <text:p text:style-name="P7">43:02</text:p>
                <text:p text:style-name="P8">reflection of Christ's sacrifice. On the cross, Jesus prayed for those who</text:p>
                <text:p text:style-name="P7">43:08</text:p>
                <text:p text:style-name="P8">crucified him, saying, "Father, forgive them, for they do not know what they are doing." Luke 23:34.</text:p>
                <text:p text:style-name="P7">43:16</text:p>
                <text:p text:style-name="P8">This ultimate act of forgiveness opened the door for humanity's redemption. If</text:p>
                <text:p text:style-name="P7">43:22</text:p>
                <text:p text:style-name="P8">Jesus could forgive such great wrongs, what might he be asking us to release today?</text:p>
                <text:p text:style-name="P7">43:28</text:p>
                <text:p text:style-name="P8">Forgiveness isn't just a gift for the forgiven. It's a blessing for the forgiver. Studies even show that</text:p>
                <text:p text:style-name="P7">43:35</text:p>
                <text:p text:style-name="P8">forgiveness can improve mental health, reduce stress, and enhance overall</text:p>
                <text:p text:style-name="P7">43:41</text:p>
                <text:p text:style-name="P8">well-being. Think about a time when you forgave someone. Didn't you feel a burden</text:p>
                <text:p text:style-name="P7">43:47</text:p>
                <text:p text:style-name="P8">lifted, a sense of peace washing over you? Forgiveness allows us to let go of resentment and step into the freedom</text:p>
                <text:p text:style-name="P7">43:54</text:p>
                <text:p text:style-name="P8">that God desires for us. Unforgiveness acts like a barrier</text:p>
                <text:p text:style-name="P7">44:00</text:p>
                <text:p text:style-name="P8">between us and God. It creates bitterness, disrupts relationships, and</text:p>
                <text:p text:style-name="P7">44:05</text:p>
                <text:p text:style-name="P8">prevents the Holy Spirit from working fully in our lives. Jesus warned us of</text:p>
                <text:p text:style-name="P7">44:10</text:p>
                <text:p text:style-name="P8"><text:soft-page-break/>this in the parable of the unmerciful servant. Matthew 18:21-35.</text:p>
                <text:p text:style-name="P7">44:17</text:p>
                <text:p text:style-name="P8">In the story, a servant who was forgiven a great debt refused to forgive a smaller debt owed to him. The master</text:p>
                <text:p text:style-name="P7">44:25</text:p>
                <text:p text:style-name="P8">upon hearing this said, "Shouldn't you have had mercy on your fellow servant just as I had on you?"</text:p>
                <text:p text:style-name="P7">44:32</text:p>
                <text:p text:style-name="P8">The servant's lack of forgiveness led to his own punishment, illustrating that forgiveness is not just an act of</text:p>
                <text:p text:style-name="P7">44:38</text:p>
                <text:p text:style-name="P8">kindness, but a reflection of God's mercy toward us.</text:p>
                <text:p text:style-name="P7">44:43</text:p>
                <text:p text:style-name="P8">Forgiveness isn't always easy, but it is possible with God's help. Here are some</text:p>
                <text:p text:style-name="P7">44:49</text:p>
                <text:p text:style-name="P8">steps to guide you. Acknowledge the hurt. Be honest with yourself and God</text:p>
                <text:p text:style-name="P7">44:55</text:p>
                <text:p text:style-name="P8">about the pain caused. Pray for strength. Ask the Holy Spirit</text:p>
                <text:p text:style-name="P7">45:01</text:p>
                <text:p text:style-name="P8">to give you the grace to forgive even when it feels impossible. Release the offender.</text:p>
                <text:p text:style-name="P7">45:08</text:p>
                <text:p text:style-name="P8">Forgiveness doesn't mean forgetting. It means choosing not to hold the offense against them. Seek reconciliation if</text:p>
                <text:p text:style-name="P7">45:15</text:p>
                <text:p text:style-name="P8">possible. If appropriate, take steps to restore the relationship. Forgive</text:p>
                <text:p text:style-name="P7">45:21</text:p>
                <text:p text:style-name="P8">yourself. Sometimes the hardest forgiveness is forgiving ourselves. Remember, God's grace is sufficient for</text:p>
                <text:p text:style-name="P7">45:29</text:p>
                <text:p text:style-name="P8">all our failures. Is there someone in your life who needs your forgiveness?</text:p>
                <text:p text:style-name="P7">45:34</text:p>
                <text:p text:style-name="P8">Perhaps it's a family member, a friend, or even yourself. Take a moment to</text:p>
                <text:p text:style-name="P7">45:39</text:p>
                <text:p text:style-name="P8">reflect and ask the Holy Spirit to reveal any areas of unforgiveness in your heart. Start with a simple prayer.</text:p>
                <text:p text:style-name="P7">45:47</text:p>
                <text:p text:style-name="P8">Lord, I choose to forgive name. I release them to you and ask for your</text:p>
                <text:p text:style-name="P7">45:53</text:p>
                <text:p text:style-name="P8">healing in my heart. When we forgive, we reflect the character of God who is rich in mercy</text:p>
                <text:p text:style-name="P7">46:01</text:p>
                <text:p text:style-name="P8">and abounding in love. Forgiveness is one of the most powerful testimonies we</text:p>
                <text:p text:style-name="P7">46:06</text:p>
                <text:p text:style-name="P8">can offer to a world that is often marked by division and resentment.</text:p>
                <text:p text:style-name="P7">46:12</text:p>
                <text:p text:style-name="P8">Imagine the impact of a community where forgiveness flows freely, relationships</text:p>
                <text:p text:style-name="P7">46:17</text:p>
                <text:p text:style-name="P8">would be restored, conflicts resolved, and the Holy Spirit's presence magnified. In the end, forgiveness is</text:p>
                <text:p text:style-name="P7">46:25</text:p>
                <text:p text:style-name="P8">not about the other person. It's about your freedom and your relationship with God. When we release others from their</text:p>
                <text:p text:style-name="P7">46:32</text:p>
                <text:p text:style-name="P8">wrongs, we allow the Holy Spirit to work in ways that bring healing, peace, and</text:p>
                <text:p text:style-name="P7"><text:soft-page-break/>46:38</text:p>
                <text:p text:style-name="P8">transformation. Are you ready to embrace the freedom that comes with forgiveness? Start</text:p>
                <text:p text:style-name="P7">46:44</text:p>
                <text:p text:style-name="P8">today. Release the burden. Reflect God's love. And let the Holy Spirit fill your</text:p>
                <text:p text:style-name="P7">46:50</text:p>
                <text:p text:style-name="P8">heart with peace. Forgiveness isn't just an act. It's a lifestyle. Let it be the</text:p>
                <text:p text:style-name="P7">46:56</text:p>
                <text:p text:style-name="P8">key that unlocks healing and restoration in your life and the lives of those around you. Have you ever considered the</text:p>
                <text:p text:style-name="P7">47:03</text:p>
                <text:p text:style-name="P8">impact your story of faith could have on someone else's life? Your testimony</text:p>
                <text:p text:style-name="P7">47:08</text:p>
                <text:p text:style-name="P8">isn't just your story. It's living proof of God's power, grace, and love. By</text:p>
                <text:p text:style-name="P7">47:14</text:p>
                <text:p text:style-name="P8">sharing what God has done for you, you invite others to experience his transformative presence for themselves.</text:p>
                <text:p text:style-name="P7">47:22</text:p>
                <text:p text:style-name="P8">Revelation 12:11 tells us, "They triumphed over him by the blood of the lamb and by the word of their testimony.</text:p>
                <text:p text:style-name="P7">47:29</text:p>
                <text:p text:style-name="P8">They did not love their lives so much as to shrink from death." This verse reveals that our testimonies hold</text:p>
                <text:p text:style-name="P7">47:36</text:p>
                <text:p text:style-name="P8">spiritual power. They aren't just words. They are weapons in the battle against darkness, declaring the victory that</text:p>
                <text:p text:style-name="P7">47:43</text:p>
                <text:p text:style-name="P8">Christ has already won. Consider the story of the blind man in John 9. After</text:p>
                <text:p text:style-name="P7">47:49</text:p>
                <text:p text:style-name="P8">Jesus healed him, the man was questioned by the Pharisees. His response was simple but powerful. One thing I do</text:p>
                <text:p text:style-name="P7">47:57</text:p>
                <text:p text:style-name="P8">know, I was blind, but now I see. His testimony was undeniable proof of God's</text:p>
                <text:p text:style-name="P7">48:04</text:p>
                <text:p text:style-name="P8">work, silencing skeptics and glorifying the Savior.</text:p>
                <text:p text:style-name="P7">48:09</text:p>
                <text:p text:style-name="P8">You might think your testimony isn't dramatic or extraordinary, but every story of faith is valuable. Whether it's</text:p>
                <text:p text:style-name="P7">48:16</text:p>
                <text:p text:style-name="P8">a moment of healing, a season of provision, or a quiet transformation of your heart, your story reflects God's</text:p>
                <text:p text:style-name="P7">48:24</text:p>
                <text:p text:style-name="P8">faithfulness. Think about the people in your life who may be struggling with doubt or searching for hope. How might</text:p>
                <text:p text:style-name="P7">48:30</text:p>
                <text:p text:style-name="P8">your testimony show them that God is real, present, and active in their lives, too? Sharing your testimony</text:p>
                <text:p text:style-name="P7">48:38</text:p>
                <text:p text:style-name="P8">doesn't just glorify God. It also builds up the faith of others. In Luke 8, Jesus</text:p>
                <text:p text:style-name="P7">48:44</text:p>
                <text:p text:style-name="P8">healed a man possessed by demons. Afterward, he told the man, "Return home</text:p>
                <text:p text:style-name="P7">48:50</text:p>
                <text:p text:style-name="P8">and tell how much God has done for you." The man's testimony didn't just impact</text:p>
                <text:p text:style-name="P7"><text:soft-page-break/>48:56</text:p>
                <text:p text:style-name="P8">his life, it transformed his entire community. When we share what God has</text:p>
                <text:p text:style-name="P7">49:01</text:p>
                <text:p text:style-name="P8">done, we allow others to see his goodness and draw closer to him. Many of</text:p>
                <text:p text:style-name="P7">49:08</text:p>
                <text:p text:style-name="P8">us hesitate to share our testimonies out of fear. Fear of being judged, misunderstood, or dismissed. But</text:p>
                <text:p text:style-name="P7">49:15</text:p>
                <text:p text:style-name="P8">remember, your story is not about you. It's about God's work in your life. In 1</text:p>
                <text:p text:style-name="P7">49:22</text:p>
                <text:p text:style-name="P8">Peter 3:15, we are encouraged. Always be prepared to give an answer to everyone</text:p>
                <text:p text:style-name="P7">49:28</text:p>
                <text:p text:style-name="P8">who asks you to give the reason for the hope that you have, but do this with gentleness and respect. Sharing your</text:p>
                <text:p text:style-name="P7">49:36</text:p>
                <text:p text:style-name="P8">testimony doesn't require eloquence or perfection. Speak with sincerity and humility, trusting that the Holy Spirit</text:p>
                <text:p text:style-name="P7">49:43</text:p>
                <text:p text:style-name="P8">will guide your words. Be authentic. Share honestly about your</text:p>
                <text:p text:style-name="P7">49:48</text:p>
                <text:p text:style-name="P8">struggles and how God intervened. Vulnerability creates connection. Keep</text:p>
                <text:p text:style-name="P7">49:54</text:p>
                <text:p text:style-name="P8">it simple. Focus on what God has done and avoid unnecessary details. Highlight</text:p>
                <text:p text:style-name="P7">49:59</text:p>
                <text:p text:style-name="P8">God's work. Make it clear that the glory belongs to him, not you. Pray before</text:p>
                <text:p text:style-name="P7">50:06</text:p>
                <text:p text:style-name="P8">sharing. Ask the Holy Spirit to guide your words and open the hearts of those who hear. Adapt to your audience.</text:p>
                <text:p text:style-name="P7">50:14</text:p>
                <text:p text:style-name="P8">Consider what aspects of your testimony will resonate most with the person or group you're speaking to.</text:p>
                <text:p text:style-name="P7">50:21</text:p>
                <text:p text:style-name="P8">Your testimony has the power to inspire others to share their stories, creating</text:p>
                <text:p text:style-name="P7">50:26</text:p>
                <text:p text:style-name="P8">a ripple effect of faith. Imagine a church, a community, or even a world</text:p>
                <text:p text:style-name="P7">50:32</text:p>
                <text:p text:style-name="P8">where believers openly share what God has done. How many lives could be</text:p>
                <text:p text:style-name="P7">50:37</text:p>
                <text:p text:style-name="P8">touched? How many hearts healed? And how many souls brought to Christ?</text:p>
                <text:p text:style-name="P7">50:44</text:p>
                <text:p text:style-name="P8">Sharing your testimony isn't just a story. It's an act of worship. When you</text:p>
                <text:p text:style-name="P7">50:49</text:p>
                <text:p text:style-name="P8">speak of God's work in your life, you glorify him and acknowledge his faithfulness. Psalm 71:15 says, "My</text:p>
                <text:p text:style-name="P7">50:57</text:p>
                <text:p text:style-name="P8">mouth will tell of your righteous deeds, of your saving acts all day long, though</text:p>
                <text:p text:style-name="P7">51:02</text:p>
                <text:p text:style-name="P8">I know not how to relate them all." Even when words fail, our willingness to</text:p>
                <text:p text:style-name="P7">51:08</text:p>
                <text:p text:style-name="P8">share reflects a heart overflowing with gratitude and praise.</text:p>
                <text:p text:style-name="P7">51:13</text:p>
                <text:p text:style-name="P8"><text:soft-page-break/>Think about someone in your life who could benefit from hearing your testimony. Perhaps they're going through</text:p>
                <text:p text:style-name="P7">51:19</text:p>
                <text:p text:style-name="P8">a struggle similar to one you've faced. Reach out to them. Share your story and</text:p>
                <text:p text:style-name="P7">51:24</text:p>
                <text:p text:style-name="P8">watch how God uses it to bring hope and encouragement. Have you shared your testimony recently?</text:p>
                <text:p text:style-name="P7">51:31</text:p>
                <text:p text:style-name="P8">If not, what's holding you back? Take time to reflect on what God has done in</text:p>
                <text:p text:style-name="P7">51:37</text:p>
                <text:p text:style-name="P8">your life and how you can share it with others. Start with a simple statement.</text:p>
                <text:p text:style-name="P7">51:43</text:p>
                <text:p text:style-name="P8">God has been so faithful in my life. Let me tell you what he's done. Your story</text:p>
                <text:p text:style-name="P7">51:50</text:p>
                <text:p text:style-name="P8">has the power to touch hearts, inspire faith, and glorify God. Don't keep it to</text:p>
                <text:p text:style-name="P7">51:56</text:p>
                <text:p text:style-name="P8">yourself. Let it shine as a light in a dark world, pointing others to the hope and love found in Christ. Are you ready</text:p>
                <text:p text:style-name="P7">52:04</text:p>
                <text:p text:style-name="P8">to share your testimony and let God use your story to transform lives? Begin</text:p>
                <text:p text:style-name="P7">52:09</text:p>
                <text:p text:style-name="P8">today. Speak boldly. Trust the Holy Spirit. And watch as your words become a</text:p>
                <text:p text:style-name="P7">52:15</text:p>
                <text:p text:style-name="P8">beacon of hope for others. Your testimony is more than a story. It's a declaration of God's goodness and a</text:p>
                <text:p text:style-name="P7">52:22</text:p>
                <text:p text:style-name="P8">reminder that he is always at work. Let your life be a living testament to his power and grace. Have you ever faced a</text:p>
                <text:p text:style-name="P7">52:30</text:p>
                <text:p text:style-name="P8">moment where the right words filled with wisdom and clarity change the entire</text:p>
                <text:p text:style-name="P7">52:35</text:p>
                <text:p text:style-name="P8">course of a situation? Wisdom isn't just about intelligence or knowledge. It's</text:p>
                <text:p text:style-name="P7">52:41</text:p>
                <text:p text:style-name="P8">about aligning your words and actions with God's truth. Imagine the impact you could have by</text:p>
                <text:p text:style-name="P7">52:48</text:p>
                <text:p text:style-name="P8">speaking wisdom inspired by the Holy Spirit. The Bible tells us in James 1:5,</text:p>
                <text:p text:style-name="P7">52:55</text:p>
                <text:p text:style-name="P8">"If any of you lacks wisdom, you should ask God, who gives generously to all</text:p>
                <text:p text:style-name="P7">53:01</text:p>
                <text:p text:style-name="P8">without finding fault, and it will be given to you." True wisdom comes from God. It's not</text:p>
                <text:p text:style-name="P7">53:07</text:p>
                <text:p text:style-name="P8">limited to human understanding but reflects his divine perspective. When we</text:p>
                <text:p text:style-name="P7">53:12</text:p>
                <text:p text:style-name="P8">speak words of wisdom, we align ourselves with his will and become instruments of peace, clarity, and</text:p>
                <text:p text:style-name="P7">53:20</text:p>
                <text:p text:style-name="P8">guidance in the lives of others. Have you ever asked God for wisdom in a challenging moment? How did his guidance</text:p>
                <text:p text:style-name="P7">53:26</text:p>
                <text:p text:style-name="P8">transform your perspective and actions? King Solomon, renowned for his unparalleled wisdom, serves as a</text:p>
                <text:p text:style-name="P7">53:34</text:p>
                <text:p text:style-name="P8">powerful example of how seeking God's wisdom can bring clarity and justice.</text:p>
                <text:p text:style-name="P7"><text:soft-page-break/>53:39</text:p>
                <text:p text:style-name="P8">When God asked Solomon what he desired, Solomon replied, "So give your servant a</text:p>
                <text:p text:style-name="P7">53:45</text:p>
                <text:p text:style-name="P8">discerning heart to govern your people and to distinguish between right and wrong." First Kings 3:9, God honored</text:p>
                <text:p text:style-name="P7">53:53</text:p>
                <text:p text:style-name="P8">Solomon's request, granting him wisdom that became legendary. One notable</text:p>
                <text:p text:style-name="P7">53:58</text:p>
                <text:p text:style-name="P8">example is the case of two women claiming to be the mother of the same child. Solomon's wisdom not only</text:p>
                <text:p text:style-name="P7">54:05</text:p>
                <text:p text:style-name="P8">resolved the dispute, but also revealed his deep understanding of human nature and God's justice.</text:p>
                <text:p text:style-name="P7">54:13</text:p>
                <text:p text:style-name="P8">Imagine how different your own decisions could be if they were guided by divine wisdom.</text:p>
                <text:p text:style-name="P7">54:20</text:p>
                <text:p text:style-name="P8">The Bible teaches us that wisdom is one of the fruits of the Holy Spirit. James</text:p>
                <text:p text:style-name="P7">54:25</text:p>
                <text:p text:style-name="P8">3:17 describes it as, "But the wisdom that comes from heaven is first of all</text:p>
                <text:p text:style-name="P7">54:31</text:p>
                <text:p text:style-name="P8">pure, then peaceloving, considerate, submissive, full of mercy and good</text:p>
                <text:p text:style-name="P7">54:37</text:p>
                <text:p text:style-name="P8">fruit, impartial and sincere." Words of wisdom aren't just about</text:p>
                <text:p text:style-name="P7">54:42</text:p>
                <text:p text:style-name="P8">solving problems. They bring peace, inspire trust, and reflect God's love.</text:p>
                <text:p text:style-name="P7">54:48</text:p>
                <text:p text:style-name="P8">They're a testament to the Spirit's work in our lives. In Proverbs 18:21, we</text:p>
                <text:p text:style-name="P7">54:53</text:p>
                <text:p text:style-name="P8">read, "The tongue has the power of life and death, and those who love it will eat its fruit." Wise words have the</text:p>
                <text:p text:style-name="P7">55:01</text:p>
                <text:p text:style-name="P8">power to heal, guide, and bring life to difficult situations. They can</text:p>
                <text:p text:style-name="P7">55:06</text:p>
                <text:p text:style-name="P8">deescalate conflicts, inspire hope, and provide clarity in moments of confusion.</text:p>
                <text:p text:style-name="P7">55:12</text:p>
                <text:p text:style-name="P8">Think about a time when someone spoke words of wisdom into your life. How did</text:p>
                <text:p text:style-name="P7">55:18</text:p>
                <text:p text:style-name="P8">their insight and encouragement change your perspective or decisions?</text:p>
                <text:p text:style-name="P7">55:23</text:p>
                <text:p text:style-name="P8">Here are some practical steps to cultivate and share God's wisdom in your daily life. Seek God in prayer. Begin</text:p>
                <text:p text:style-name="P7">55:31</text:p>
                <text:p text:style-name="P8">each day by asking for his guidance and clarity in your words and actions.</text:p>
                <text:p text:style-name="P7">55:37</text:p>
                <text:p text:style-name="P8">Immerse yourself in scripture. The Bible is a wellspring of wisdom. Regularly</text:p>
                <text:p text:style-name="P7">55:42</text:p>
                <text:p text:style-name="P8">meditate on its teachings to shape your thoughts and speech. Pause before speaking. Take a moment to</text:p>
                <text:p text:style-name="P7">55:50</text:p>
                <text:p text:style-name="P8">consider how your words will impact others. Are they aligned with God's truth and love? Be open to the Holy</text:p>
                <text:p text:style-name="P7">55:58</text:p>
                <text:p text:style-name="P8">Spirit. Trust the Spirit to guide you in moments of uncertainty, providing the</text:p>
                <text:p text:style-name="P7"><text:soft-page-break/>56:03</text:p>
                <text:p text:style-name="P8">right words at the right time. Jesus often used wisdom to reveal truth and</text:p>
                <text:p text:style-name="P7">56:09</text:p>
                <text:p text:style-name="P8">transform hearts. When the Pharisees brought a woman caught in adultery before him, demanding judgment, Jesus</text:p>
                <text:p text:style-name="P7">56:16</text:p>
                <text:p text:style-name="P8">responded with profound wisdom, he said, "Let any one of you who is without sin</text:p>
                <text:p text:style-name="P7">56:21</text:p>
                <text:p text:style-name="P8">be the first to throw a stone at her." John 8:7. His words didn't just diffuse</text:p>
                <text:p text:style-name="P7">56:27</text:p>
                <text:p text:style-name="P8">the situation. They brought conviction and mercy, revealing God's justice and</text:p>
                <text:p text:style-name="P7">56:33</text:p>
                <text:p text:style-name="P8">compassion. How might your words reflect Jesus wisdom in moments of conflict or</text:p>
                <text:p text:style-name="P7">56:39</text:p>
                <text:p text:style-name="P8">judgment? Words of wisdom aren't just for personal use. They're a gift to strengthen and</text:p>
                <text:p text:style-name="P7">56:45</text:p>
                <text:p text:style-name="P8">build up the body of Christ. In Colossians 3:16, Paul encourages us,</text:p>
                <text:p text:style-name="P7">56:51</text:p>
                <text:p text:style-name="P8">"Let the message of Christ dwell among you richly as you teach and admonish one another with all wisdom through psalms,</text:p>
                <text:p text:style-name="P7">56:58</text:p>
                <text:p text:style-name="P8">hymns, and songs from the spirit, singing to God with gratitude in your hearts.</text:p>
                <text:p text:style-name="P7">57:04</text:p>
                <text:p text:style-name="P8">When we share wisdom with others, we contribute to a community that reflects God's love and truth. Is there someone</text:p>
                <text:p text:style-name="P7">57:12</text:p>
                <text:p text:style-name="P8">in your life who needs words of wisdom today? Perhaps a friend facing a tough</text:p>
                <text:p text:style-name="P7">57:17</text:p>
                <text:p text:style-name="P8">decision, a family member in conflict, or even a colleague seeking clarity.</text:p>
                <text:p text:style-name="P7">57:22</text:p>
                <text:p text:style-name="P8">Take a moment to pray for them and ask the Holy Spirit to guide your words.</text:p>
                <text:p text:style-name="P7">57:27</text:p>
                <text:p text:style-name="P8">Start with a simple prayer. Lord, give me your wisdom so that my words reflect</text:p>
                <text:p text:style-name="P7">57:33</text:p>
                <text:p text:style-name="P8">your truth and love. Help me to guide others according to your will.</text:p>
                <text:p text:style-name="P7">57:39</text:p>
                <text:p text:style-name="P8">Proverbs 4:7 reminds us the beginning of wisdom is this. Get wisdom. Though it</text:p>
                <text:p text:style-name="P7">57:44</text:p>
                <text:p text:style-name="P8">cost all you have, get understanding. Wisdom is an eternal investment. The</text:p>
                <text:p text:style-name="P7">57:50</text:p>
                <text:p text:style-name="P8">words you speak today can have a lasting impact, shaping the lives of those around you and pointing them toward</text:p>
                <text:p text:style-name="P7">57:57</text:p>
                <text:p text:style-name="P8">God's truth. When you speak with wisdom, you become a vessel of God's grace,</text:p>
                <text:p text:style-name="P7">58:03</text:p>
                <text:p text:style-name="P8">bringing light and clarity to a world often clouded by confusion. Your words</text:p>
                <text:p text:style-name="P7">58:09</text:p>
                <text:p text:style-name="P8">have the power to transform, heal, and inspire. Are you ready to let the Holy</text:p>
                <text:p text:style-name="P7">58:15</text:p>
                <text:p text:style-name="P8">Spirit fill your speech with divine wisdom? Begin today. Seek God's</text:p>
                <text:p text:style-name="P7">58:20</text:p>
                <text:p text:style-name="P8"><text:soft-page-break/>guidance. Immerse yourself in his word and trust the Spirit to speak through you. Let your words reflect God's</text:p>
                <text:p text:style-name="P7">58:27</text:p>
                <text:p text:style-name="P8">wisdom, bringing peace and direction to those who need it most. Have you ever</text:p>
                <text:p text:style-name="P7">58:34</text:p>
                <text:p text:style-name="P8">experienced the healing power of loving words or the calming effect of peace</text:p>
                <text:p text:style-name="P7">58:39</text:p>
                <text:p text:style-name="P8">spoken into a storm? Our words, when filled with love and peace, have the</text:p>
                <text:p text:style-name="P7">58:44</text:p>
                <text:p text:style-name="P8">ability to reflect God's nature and transform the world around us. Imagine</text:p>
                <text:p text:style-name="P7">58:50</text:p>
                <text:p text:style-name="P8">how your life and relationships could change if every word you spoke carried the essence of God's love.</text:p>
                <text:p text:style-name="P7">58:58</text:p>
                <text:p text:style-name="P8">Jesus declared love as the foundation of faith in John 13:34-35.</text:p>
                <text:p text:style-name="P7">59:05</text:p>
                <text:p text:style-name="P8">A new command I give you. Love one another. As I have loved you, so you</text:p>
                <text:p text:style-name="P7">59:10</text:p>
                <text:p text:style-name="P8">must love one another. By this everyone will know that you are my disciples if you love one another.</text:p>
                <text:p text:style-name="P7">59:18</text:p>
                <text:p text:style-name="P8">Love isn't just a feeling. It's an action and a choice. When our words are</text:p>
                <text:p text:style-name="P7">59:23</text:p>
                <text:p text:style-name="P8">rooted in love, they become instruments of healing, encouragement, and connection. They echo the unconditional</text:p>
                <text:p text:style-name="P7">59:30</text:p>
                <text:p text:style-name="P8">love of Christ, drawing others closer to him. Have you ever noticed how a simple</text:p>
                <text:p text:style-name="P7">59:35</text:p>
                <text:p text:style-name="P8">word of kindness can uplift someone's spirit? That's the power of love in action. Jesus also offers us his peace,</text:p>
                <text:p text:style-name="P7">59:43</text:p>
                <text:p text:style-name="P8">a peace unlike anything the world can give. In John 14:27, he says, "Peace I</text:p>
                <text:p text:style-name="P7">59:49</text:p>
                <text:p text:style-name="P8">leave with you. My peace I give you. I do not give to you as the world gives.</text:p>
                <text:p text:style-name="P7">59:54</text:p>
                <text:p text:style-name="P8">Do not let your hearts be troubled and do not be afraid." This peace isn't dependent on circumstances. It's a gift</text:p>
                <text:p text:style-name="P7">1:00:02</text:p>
                <text:p text:style-name="P8">from God that surpasses understanding. When we speak words of peace, we become</text:p>
                <text:p text:style-name="P7">1:00:08</text:p>
                <text:p text:style-name="P8">channels of this divine gift, calming anxious hearts and restoring harmony in</text:p>
                <text:p text:style-name="P7">1:00:13</text:p>
                <text:p text:style-name="P8">troubled situations. Paul's letter to the Colossians emphasizes the importance of letting</text:p>
                <text:p text:style-name="P7">1:00:19</text:p>
                <text:p text:style-name="P8">peace and love guide our interactions. Let the peace of Christ rule in your hearts. Since as members of one body,</text:p>
                <text:p text:style-name="P7">1:00:26</text:p>
                <text:p text:style-name="P8">you were called to peace and be thankful. Colossians 3:15. When love and</text:p>
                <text:p text:style-name="P7">1:00:33</text:p>
                <text:p text:style-name="P8">peace govern our words, they create an atmosphere where the Holy Spirit can move powerfully, conflicts are resolved,</text:p>
                <text:p text:style-name="P7">1:00:40</text:p>
                <text:p text:style-name="P8"><text:soft-page-break/>relationships are strengthened, and God's presence becomes tangible. Throughout his ministry, Jesus spoke</text:p>
                <text:p text:style-name="P7">1:00:47</text:p>
                <text:p text:style-name="P8">words of love and peace, even in the face of rejection and hostility. When he</text:p>
                <text:p text:style-name="P7">1:00:53</text:p>
                <text:p text:style-name="P8">encountered the woman caught in adultery, he didn't condemn her. Instead, he said, "Neither do I condemn</text:p>
                <text:p text:style-name="P7">1:00:59</text:p>
                <text:p text:style-name="P8">you. Go now and leave your life of sin." John 8:11. His words weren't just</text:p>
                <text:p text:style-name="P7">1:01:06</text:p>
                <text:p text:style-name="P8">loving. They were transformative, offering both grace and guidance.</text:p>
                <text:p text:style-name="P7">1:01:11</text:p>
                <text:p text:style-name="P8">Similarly, when the disciples were terrified during a storm, Jesus spoke peace into the chaos. Peace, be still.</text:p>
                <text:p text:style-name="P7">1:01:19</text:p>
                <text:p text:style-name="P8">Mark 4:49. His words calmed not only the winds and waves, but also the fear in their</text:p>
                <text:p text:style-name="P7">1:01:26</text:p>
                <text:p text:style-name="P8">hearts. Hope is contagious. When you speak words of hope, you inspire others</text:p>
                <text:p text:style-name="P7">1:01:32</text:p>
                <text:p text:style-name="P8">to hold on to their faith. Proverbs 18:21 reminds us, "The tongue has the</text:p>
                <text:p text:style-name="P7">1:01:38</text:p>
                <text:p text:style-name="P8">power of life and death, and those who love it will eat its fruit." By choosing</text:p>
                <text:p text:style-name="P7">1:01:44</text:p>
                <text:p text:style-name="P8">to speak life, you create an atmosphere where faith can grow and despair is</text:p>
                <text:p text:style-name="P7">1:01:49</text:p>
                <text:p text:style-name="P8">dispelled. In times of adversity, hope becomes even more powerful. Romans 5:3-5 tells us,</text:p>
                <text:p text:style-name="P7">1:01:57</text:p>
                <text:p text:style-name="P8">"We also glory in our sufferings because we know that suffering produces</text:p>
                <text:p text:style-name="P7">1:02:03</text:p>
                <text:p text:style-name="P8">perseverance, perseverance, character, and character hope. And hope does not</text:p>
                <text:p text:style-name="P7">1:02:09</text:p>
                <text:p text:style-name="P8">put us to shame because God's love has been poured out into our hearts through the Holy Spirit. Even in suffering, we</text:p>
                <text:p text:style-name="P7">1:02:17</text:p>
                <text:p text:style-name="P8">can speak words of hope, trusting that God is working all things for our good."</text:p>
                <text:p text:style-name="P7">1:02:24</text:p>
                <text:p text:style-name="P8">Think about someone in your life who might be struggling with doubt, fear, or</text:p>
                <text:p text:style-name="P7">1:02:29</text:p>
                <text:p text:style-name="P8">discouragement. What could you say to lift their spirits and remind them of God's promises? Take</text:p>
                <text:p text:style-name="P7">1:02:35</text:p>
                <text:p text:style-name="P8">a moment to pray. Lord, fill my heart with your hope so that I may speak life</text:p>
                <text:p text:style-name="P7">1:02:41</text:p>
                <text:p text:style-name="P8">into those around me. Help me to be a light in the darkness, reflecting your</text:p>
                <text:p text:style-name="P7">1:02:46</text:p>
                <text:p text:style-name="P8">love and faithfulness. Hope isn't just comforting. It's a weapon against the enemy's lies. When we</text:p>
                <text:p text:style-name="P7">1:02:54</text:p>
                <text:p text:style-name="P8">declare hope, we silence the doubts and fears that Satan tries to plant in our</text:p>
                <text:p text:style-name="P7">1:03:00</text:p>
                <text:p text:style-name="P8">hearts. Ephesians 6:17 describes the helmet of salvation as part of the armor of God,</text:p>
                <text:p text:style-name="P7">1:03:08</text:p>
                <text:p text:style-name="P8">protecting our minds and keeping our focus on the hope we have in Christ. The</text:p>
                <text:p text:style-name="P7">1:03:13</text:p>
                <text:p text:style-name="P8"><text:soft-page-break/>world is filled with negativity, fear, and despair. But as followers of Christ,</text:p>
                <text:p text:style-name="P7">1:03:18</text:p>
                <text:p text:style-name="P8">we are called to be voices of hope, reflecting his light and love to those around us. Are you ready to let your</text:p>
                <text:p text:style-name="P7">1:03:25</text:p>
                <text:p text:style-name="P8">words become a beacon of hope, inspiring others to trust in God's promises and</text:p>
                <text:p text:style-name="P7">1:03:31</text:p>
                <text:p text:style-name="P8">find strength in his presence? Start today. Speak life, speak hope, and watch</text:p>
                <text:p text:style-name="P7">1:03:37</text:p>
                <text:p text:style-name="P8">as the Holy Spirit uses your words to transform hearts and minds.</text:p>
                <text:p text:style-name="P7">1:03:43</text:p>
                <text:p text:style-name="P8">Have you ever experienced the freedom that comes with surrendering to something greater than yourself? Words</text:p>
                <text:p text:style-name="P7">1:03:49</text:p>
                <text:p text:style-name="P8">of humility and consecration are a profound act of devotion, allowing us to</text:p>
                <text:p text:style-name="P7">1:03:54</text:p>
                <text:p text:style-name="P8">align our lives with God's purpose and invite the Holy Spirit to work powerfully within us. Imagine how your</text:p>
                <text:p text:style-name="P7">1:04:02</text:p>
                <text:p text:style-name="P8">life might change if every word you spoke reflected true surrender to God.</text:p>
                <text:p text:style-name="P7">1:04:08</text:p>
                <text:p text:style-name="P8">The Bible teaches us in James 4:6, "God opposes the proud but shows favor to the</text:p>
                <text:p text:style-name="P7">1:04:14</text:p>
                <text:p text:style-name="P8">humble." Humility is more than modesty. It's the recognition of our need for</text:p>
                <text:p text:style-name="P7">1:04:19</text:p>
                <text:p text:style-name="P8">God. When we approach him with a humble heart, we open ourselves to his grace,</text:p>
                <text:p text:style-name="P7">1:04:25</text:p>
                <text:p text:style-name="P8">guidance, and transformation. Think about a moment when you surrendered your plans to God, acknowledging your</text:p>
                <text:p text:style-name="P7">1:04:31</text:p>
                <text:p text:style-name="P8">dependence on him. Didn't you feel a profound sense of peace knowing that he is in control?</text:p>
                <text:p text:style-name="P7">1:04:38</text:p>
                <text:p text:style-name="P8">Philippians 2:6 to8 describes Jesus's humility, who being in very nature God,</text:p>
                <text:p text:style-name="P7">1:04:45</text:p>
                <text:p text:style-name="P8">did not consider equality with God something to be used to his own advantage. Rather, he made himself</text:p>
                <text:p text:style-name="P7">1:04:51</text:p>
                <text:p text:style-name="P8">nothing by taking the very nature of a servant, being made in human likeness.</text:p>
                <text:p text:style-name="P7">1:04:56</text:p>
                <text:p text:style-name="P8">And being found in appearance as a man, he humbled himself by becoming obedient to death, even death on a cross. Jesus,</text:p>
                <text:p text:style-name="P7">1:05:05</text:p>
                <text:p text:style-name="P8">though fully God, chose to humble himself for our sake. His humility wasn't weakness. It was the ultimate act</text:p>
                <text:p text:style-name="P7">1:05:12</text:p>
                <text:p text:style-name="P8">of strength and love. If the Son of God could submit to the Father's will in such a profound way, how much more</text:p>
                <text:p text:style-name="P7">1:05:19</text:p>
                <text:p text:style-name="P8">should we, his followers, choose humility in our daily lives?</text:p>
                <text:p text:style-name="P7">1:05:24</text:p>
                <text:p text:style-name="P8">Consecration is the act of dedicating ourselves entirely to God. Romans 12:1</text:p>
                <text:p text:style-name="P7">1:05:30</text:p>
                <text:p text:style-name="P8"><text:soft-page-break/>calls us to offer your bodies as a living sacrifice, holy and pleasing to</text:p>
                <text:p text:style-name="P7">1:05:36</text:p>
                <text:p text:style-name="P8">God. This is your true and proper worship. Consecration isn't a one-time decision.</text:p>
                <text:p text:style-name="P7">1:05:42</text:p>
                <text:p text:style-name="P8">It's a daily commitment to surrender our desires, plans, and actions to God. When</text:p>
                <text:p text:style-name="P7">1:05:48</text:p>
                <text:p text:style-name="P8">we speak words of consecration, we declare our intention to live fully for him, allowing the Holy Spirit to shape</text:p>
                <text:p text:style-name="P7">1:05:55</text:p>
                <text:p text:style-name="P8">our thoughts, words, and deeds. In the book of Daniel, we see a powerful</text:p>
                <text:p text:style-name="P7">1:06:02</text:p>
                <text:p text:style-name="P8">example of consecration. Living in a foreign land surrounded by pagan influences, Daniel resolved not to</text:p>
                <text:p text:style-name="P7">1:06:09</text:p>
                <text:p text:style-name="P8">defile himself with the king's food and wine. He remained faithful to God's</text:p>
                <text:p text:style-name="P7">1:06:14</text:p>
                <text:p text:style-name="P8">standards, and as a result, he was blessed with wisdom, favor, and protection. Daniel's life demonstrates</text:p>
                <text:p text:style-name="P7">1:06:22</text:p>
                <text:p text:style-name="P8">the strength and clarity that come from consecration. Have you ever considered</text:p>
                <text:p text:style-name="P7">1:06:28</text:p>
                <text:p text:style-name="P8">how setting yourself apart for God might bring similar blessings and purpose to</text:p>
                <text:p text:style-name="P7">1:06:33</text:p>
                <text:p text:style-name="P8">your life? Acknowledge your need for God. begin each day with a prayer of surrender such</text:p>
                <text:p text:style-name="P7">1:06:40</text:p>
                <text:p text:style-name="P8">as, "Lord, I need you in every aspect of my life. Guide me, strengthen me, and</text:p>
                <text:p text:style-name="P7">1:06:46</text:p>
                <text:p text:style-name="P8">help me to live according to your will. Commit your plans to him. Before making</text:p>
                <text:p text:style-name="P7">1:06:52</text:p>
                <text:p text:style-name="P8">decisions, pause and ask for God's direction. Renew your dedication daily.</text:p>
                <text:p text:style-name="P7">1:06:58</text:p>
                <text:p text:style-name="P8">Consecration is a continual process. Regularly reaffirm your commitment to</text:p>
                <text:p text:style-name="P7">1:07:03</text:p>
                <text:p text:style-name="P8">live for God. Embrace a spirit of gratitude. Recognize that all you have and are comes from God and thank him for</text:p>
                <text:p text:style-name="P7">1:07:11</text:p>
                <text:p text:style-name="P8">his grace and provision. Humility isn't about thinking less of yourself. It's</text:p>
                <text:p text:style-name="P7">1:07:16</text:p>
                <text:p text:style-name="P8">about recognizing who you are in relation to God. When we humble ourselves, we make room for the Holy</text:p>
                <text:p text:style-name="P7">1:07:23</text:p>
                <text:p text:style-name="P8">Spirit to work in and through us. 1 Peter 5:6 reminds us, "Humble</text:p>
                <text:p text:style-name="P7">1:07:30</text:p>
                <text:p text:style-name="P8">yourselves, therefore, under God's mighty hand that he may lift you up in due time." True humility allows God to</text:p>
                <text:p text:style-name="P7">1:07:38</text:p>
                <text:p text:style-name="P8">elevate us in his perfect timing, aligning our lives with his greater purpose. When we dedicate ourselves to</text:p>
                <text:p text:style-name="P7">1:07:45</text:p>
                <text:p text:style-name="P8">God, we invite him to transform us from the inside out. 2 Corinthians 5:17 says,</text:p>
                <text:p text:style-name="P7">1:07:51</text:p>
                <text:p text:style-name="P8">"Therefore, if anyone is in Christ, the new creation has come. The old has gone.</text:p>
                <text:p text:style-name="P7"><text:soft-page-break/>1:07:57</text:p>
                <text:p text:style-name="P8">The new is here. Consecration is the key to living as a new creation, free from</text:p>
                <text:p text:style-name="P7">1:08:03</text:p>
                <text:p text:style-name="P8">the bondage of sin and fully aligned with God's will. The Holy Spirit moves</text:p>
                <text:p text:style-name="P7">1:08:09</text:p>
                <text:p text:style-name="P8">powerfully in the lives of those who approach God with humility and a consecrated heart. Isaiah 57:15</text:p>
                <text:p text:style-name="P7">1:08:17</text:p>
                <text:p text:style-name="P8">beautifully captures this truth. For this is what the high and exalted one</text:p>
                <text:p text:style-name="P7">1:08:22</text:p>
                <text:p text:style-name="P8">says, "He who lives forever, whose name is holy. I live in a high and holy</text:p>
                <text:p text:style-name="P7">1:08:28</text:p>
                <text:p text:style-name="P8">place, but also with the one who is contrite and lowly in spirit, to revive</text:p>
                <text:p text:style-name="P7">1:08:34</text:p>
                <text:p text:style-name="P8">the spirit of the lowly and to revive the heart of the contrite." When we speak words of humility and</text:p>
                <text:p text:style-name="P7">1:08:40</text:p>
                <text:p text:style-name="P8">consecration, we invite the Holy Spirit to revive and empower us, enabling us to</text:p>
                <text:p text:style-name="P7">1:08:45</text:p>
                <text:p text:style-name="P8">live lives that glorify God. Are there areas of your life where pride or</text:p>
                <text:p text:style-name="P7">1:08:51</text:p>
                <text:p text:style-name="P8">self-reliance has taken root? What would it look like to surrender those areas to</text:p>
                <text:p text:style-name="P7">1:08:56</text:p>
                <text:p text:style-name="P8">God today? Take a moment to pray. Lord, I humble</text:p>
                <text:p text:style-name="P7">1:09:02</text:p>
                <text:p text:style-name="P8">myself before you. I surrender my plans, my desires, and my life into your hands.</text:p>
                <text:p text:style-name="P7">1:09:08</text:p>
                <text:p text:style-name="P8">Use me for your glory and fill me with your spirit to do your will.</text:p>
                <text:p text:style-name="P7">1:09:14</text:p>
                <text:p text:style-name="P8">When we choose humility and consecration, we don't just change our own lives. We impact the world around</text:p>
                <text:p text:style-name="P7">1:09:21</text:p>
                <text:p text:style-name="P8">us. Our words and actions become a reflection of God's love, drawing others</text:p>
                <text:p text:style-name="P7">1:09:26</text:p>
                <text:p text:style-name="P8">to him and inspiring them to live lives of devotion. Are you ready to embrace</text:p>
                <text:p text:style-name="P7">1:09:31</text:p>
                <text:p text:style-name="P8">humility and consecration as a daily act of worship? Begin today. Speak words</text:p>
                <text:p text:style-name="P7">1:09:37</text:p>
                <text:p text:style-name="P8">that reflect your surrender to God and watch as he works in and through you to</text:p>
                <text:p text:style-name="P7">1:09:43</text:p>
                <text:p text:style-name="P8">accomplish his purposes. Your humility and consecration are not</text:p>
                <text:p text:style-name="P7">1:09:48</text:p>
                <text:p text:style-name="P8">just for you. They are a testimony to the power of God's spirit, inspiring</text:p>
                <text:p text:style-name="P7">1:09:54</text:p>
                <text:p text:style-name="P8">others to follow him with their whole hearts. Have you ever felt the uplifting</text:p>
                <text:p text:style-name="P7">1:09:59</text:p>
                <text:p text:style-name="P8">power of hearing someone say, "Everything will be okay." Words of hope are more than just</text:p>
                <text:p text:style-name="P7">1:10:05</text:p>
                <text:p text:style-name="P8">comforting phrases. They are a reflection of God's promises, carrying the power to bring light into the</text:p>
                <text:p text:style-name="P7">1:10:12</text:p>
                <text:p text:style-name="P8">darkest situations. Imagine how your life could change if you spoke words of hope every day, not</text:p>
                <text:p text:style-name="P7">1:10:18</text:p>
                <text:p text:style-name="P8"><text:soft-page-break/>only for yourself, but for those around you. In Exodus 14, the Israelites found</text:p>
                <text:p text:style-name="P7">1:10:24</text:p>
                <text:p text:style-name="P8">themselves trapped between Pharaoh's army and the Red Sea. Fear gripped them.</text:p>
                <text:p text:style-name="P7">1:10:30</text:p>
                <text:p text:style-name="P8">But Moses declared a powerful word of hope. Do not be afraid. Stand firm and</text:p>
                <text:p text:style-name="P7">1:10:37</text:p>
                <text:p text:style-name="P8">you will see the deliverance the Lord will bring you today. Through this declaration, Moses</text:p>
                <text:p text:style-name="P7">1:10:44</text:p>
                <text:p text:style-name="P8">encouraged the people to trust in God's power and they witnessed one of the greatest miracles in history. In Genesis</text:p>
                <text:p text:style-name="P7">1:10:52</text:p>
                <text:p text:style-name="P8">15, God promised Abraham descendants as numerous as the stars. Even though he</text:p>
                <text:p text:style-name="P7">1:10:58</text:p>
                <text:p text:style-name="P8">and Sarah were old and childless, this promise wasn't just for Abraham. It</text:p>
                <text:p text:style-name="P7">1:11:04</text:p>
                <text:p text:style-name="P8">became the foundation of hope for generations to come. What promises has</text:p>
                <text:p text:style-name="P7">1:11:10</text:p>
                <text:p text:style-name="P8">God spoken into your life? How might declaring them aloud renew your hope and</text:p>
                <text:p text:style-name="P7">1:11:15</text:p>
                <text:p text:style-name="P8">strengthen your faith? When Joshua succeeded Moses as the leader of Israel,</text:p>
                <text:p text:style-name="P7">1:11:21</text:p>
                <text:p text:style-name="P8">he faced the daunting task of leading the people into the promised land. God</text:p>
                <text:p text:style-name="P7">1:11:26</text:p>
                <text:p text:style-name="P8">spoke words of hope and encouragement to him. Be strong and courageous. Do not be</text:p>
                <text:p text:style-name="P7">1:11:32</text:p>
                <text:p text:style-name="P8">afraid. Do not be discouraged. For the Lord your God will be with you wherever you go. Joshua 1:9. These words fueled</text:p>
                <text:p text:style-name="P7">1:11:41</text:p>
                <text:p text:style-name="P8">Joshua's faith and empowered him to fulfill his God-given mission. Jesus is</text:p>
                <text:p text:style-name="P7">1:11:46</text:p>
                <text:p text:style-name="P8">the ultimate source of hope. In John 16:33, he says, "In this world, you will</text:p>
                <text:p text:style-name="P7">1:11:53</text:p>
                <text:p text:style-name="P8">have trouble, but take heart. I have overcome the world." Even in the face of</text:p>
                <text:p text:style-name="P7">1:11:59</text:p>
                <text:p text:style-name="P8">trials, Jesus calls us to hold on to hope, knowing that he has already secured victory over sin and death.</text:p>
                <text:p text:style-name="P7">1:12:08</text:p>
                <text:p text:style-name="P8">Proclaim God's promises. Speak scriptures of hope over your life and the lives of others. Verses like</text:p>
                <text:p text:style-name="P7">1:12:15</text:p>
                <text:p text:style-name="P8">Jeremiah 29:11, "For I know the plans I have for you, declares the Lord, plans</text:p>
                <text:p text:style-name="P7">1:12:21</text:p>
                <text:p text:style-name="P8">to prosper you and not to harm you, plans to give you hope and a future can</text:p>
                <text:p text:style-name="P7">1:12:26</text:p>
                <text:p text:style-name="P8">inspire and strengthen faith." Encourage others in moments of doubt or despair.</text:p>
                <text:p text:style-name="P7">1:12:33</text:p>
                <text:p text:style-name="P8">Offer a word of reassurance. A simple God is with you and he has a plan can</text:p>
                <text:p text:style-name="P7">1:12:39</text:p>
                <text:p text:style-name="P8">make a world of difference. Pray for hope. Ask the Holy Spirit to fill you</text:p>
                <text:p text:style-name="P7">1:12:45</text:p>
                <text:p text:style-name="P8">with hope and guide your words so they bring comfort and encouragement to others. Celebrate God's faithfulness.</text:p>
                <text:p text:style-name="P7">1:12:52</text:p>
                <text:p text:style-name="P8"><text:soft-page-break/>Share testimonies of how God has come through for you in the past, reminding others and yourself that he is always</text:p>
                <text:p text:style-name="P7">1:13:00</text:p>
                <text:p text:style-name="P8">faithful. Hope is contagious. When you speak words of hope, you inspire others to hold on to their faith. Proverbs</text:p>
                <text:p text:style-name="P7">1:13:07</text:p>
                <text:p text:style-name="P8">18:21 reminds us, "The tongue has the power of life and death, and those who</text:p>
                <text:p text:style-name="P7">1:13:13</text:p>
                <text:p text:style-name="P8">love it will eat its fruit." By choosing to speak life, you create an atmosphere</text:p>
                <text:p text:style-name="P7">1:13:18</text:p>
                <text:p text:style-name="P8">where faith can grow and despair is dispelled. In times of adversity, hope becomes even</text:p>
                <text:p text:style-name="P7">1:13:26</text:p>
                <text:p text:style-name="P8">more powerful. Romans 5:3-5 tells us, "We also glory in our sufferings because</text:p>
                <text:p text:style-name="P7">1:13:33</text:p>
                <text:p text:style-name="P8">we know that suffering produces perseverance, perseverance, character, and character hope. And hope does not</text:p>
                <text:p text:style-name="P7">1:13:40</text:p>
                <text:p text:style-name="P8">put us to shame because God's love has been poured out into our hearts through the Holy Spirit. Even in suffering, we</text:p>
                <text:p text:style-name="P7">1:13:47</text:p>
                <text:p text:style-name="P8">can speak words of hope, trusting that God is working all things for our good."</text:p>
                <text:p text:style-name="P7">1:13:53</text:p>
                <text:p text:style-name="P8">Think about someone in your life who might be struggling with doubt, fear, or discouragement. What could you say to</text:p>
                <text:p text:style-name="P7">1:14:00</text:p>
                <text:p text:style-name="P8">lift their spirits and remind them of God's promises? Take a moment to pray.</text:p>
                <text:p text:style-name="P7">1:14:05</text:p>
                <text:p text:style-name="P8">Lord, fill my heart with your hope so that I may speak life into those around</text:p>
                <text:p text:style-name="P7">1:14:10</text:p>
                <text:p text:style-name="P8">me. Help me to be a light in the darkness, reflecting your love and faithfulness.</text:p>
                <text:p text:style-name="P7">1:14:17</text:p>
                <text:p text:style-name="P8">Hope isn't just comforting, it's a weapon against the enemy's lies. When we declare hope, we silence the doubts and</text:p>
                <text:p text:style-name="P7">1:14:24</text:p>
                <text:p text:style-name="P8">fears that Satan tries to plant in our hearts. Ephesians 6:17 describes the helmet of</text:p>
                <text:p text:style-name="P7">1:14:32</text:p>
                <text:p text:style-name="P8">salvation as part of the armor of God, protecting our minds, and keeping our</text:p>
                <text:p text:style-name="P7">1:14:37</text:p>
                <text:p text:style-name="P8">focus on the hope we have in Christ. The world is filled with negativity, fear,</text:p>
                <text:p text:style-name="P7">1:14:43</text:p>
                <text:p text:style-name="P8">and despair. But as followers of Christ, we are called to be voices of hope,</text:p>
                <text:p text:style-name="P7">1:14:49</text:p>
                <text:p text:style-name="P8">reflecting his light and love to those around us. Are you ready to let your words become a beacon of hope, inspiring</text:p>
                <text:p text:style-name="P7">1:14:56</text:p>
                <text:p text:style-name="P8">others to trust in God's promises and find strength in his presence? Start today. Speak life, speak hope, and watch</text:p>
                <text:p text:style-name="P7">1:15:05</text:p>
                <text:p text:style-name="P8">as the Holy Spirit uses your words to transform hearts and minds.</text:p>
                <text:p text:style-name="P7">1:15:10</text:p>
                <text:p text:style-name="Standard"><text:span text:style-name="T1">Surely you've had your own thoughts and feelings after watching this video, right? </text:span></text:p>
              </text:section>
            </text:section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06T07:58:08.581000000</meta:creation-date>
    <dc:date>2025-09-06T08:03:36.682000000</dc:date>
    <meta:editing-duration>PT5M28S</meta:editing-duration>
    <meta:editing-cycles>1</meta:editing-cycles>
    <meta:document-statistic meta:table-count="0" meta:image-count="0" meta:object-count="0" meta:page-count="32" meta:paragraph-count="1439" meta:word-count="11682" meta:character-count="66278" meta:non-whitespace-character-count="56034"/>
    <meta:generator>EasyOffice/7.6.2.1.0$Windows_X86_64 LibreOffice_project/0bc4d647150f05f02b71ccb5539a4012b57f1faf</meta:generator>
  </office:meta>
</office:document-meta>
</file>